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1666in" fo:line-height="100%"/>
    </style:style>
    <style:style style:name="T2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5" style:parent-style-name="Normal" style:family="paragraph">
      <style:paragraph-properties fo:margin-top="0.1666in" fo:line-height="100%"/>
    </style:style>
    <style:style style:name="T2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7" style:parent-style-name="Normal" style:family="paragraph">
      <style:paragraph-properties fo:margin-top="0.1666in" fo:line-height="200%"/>
    </style:style>
    <style:style style:name="T2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29" style:parent-style-name="Normal" style:family="paragraph">
      <style:paragraph-properties fo:margin-top="0.1666in" fo:line-height="200%"/>
    </style:style>
    <style:style style:name="T3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1" style:parent-style-name="Normal" style:family="paragraph">
      <style:paragraph-properties fo:margin-top="0.1666in" fo:line-height="200%"/>
    </style:style>
    <style:style style:name="T3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3" style:parent-style-name="Normal" style:family="paragraph">
      <style:paragraph-properties fo:margin-top="0.1666in" fo:line-height="200%"/>
    </style:style>
    <style:style style:name="T3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5" style:parent-style-name="Normal" style:family="paragraph">
      <style:paragraph-properties fo:margin-top="0.1666in" fo:line-height="200%"/>
    </style:style>
    <style:style style:name="T3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7" style:parent-style-name="Normal" style:family="paragraph">
      <style:paragraph-properties fo:margin-top="0.1666in" fo:line-height="200%"/>
    </style:style>
    <style:style style:name="T3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39" style:parent-style-name="Normal" style:family="paragraph">
      <style:paragraph-properties fo:margin-top="0.1666in" fo:line-height="200%"/>
    </style:style>
    <style:style style:name="T4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41" style:parent-style-name="Normal" style:family="paragraph">
      <style:paragraph-properties fo:margin-top="0.1666in" fo:line-height="200%"/>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style>
    <style:style style:name="P43" style:parent-style-name="Normal" style:family="paragraph">
      <style:paragraph-properties fo:margin-top="0.1666in" fo:line-height="200%"/>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P45" style:parent-style-name="Normal" style:family="paragraph">
      <style:paragraph-properties fo:margin-top="0.1666in" fo:line-height="200%"/>
    </style:style>
    <style:style style:name="T46" style:parent-style-name="DefaultParagraphFont" style:family="text">
      <style:text-properties style:font-name="Times New Roman" style:font-name-asian="Times New Roman" style:font-name-complex="Times New Roman" fo:font-size="12pt" style:font-size-asian="12pt" style:font-size-complex="12pt"/>
    </style:style>
    <style:style style:name="P47" style:parent-style-name="Normal" style:family="paragraph">
      <style:paragraph-properties fo:margin-top="0.1666in" fo:line-height="200%"/>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P51" style:parent-style-name="Normal" style:family="paragraph">
      <style:paragraph-properties fo:margin-top="0.1666in" fo:line-height="200%"/>
    </style:style>
    <style:style style:name="T52" style:parent-style-name="DefaultParagraphFont" style:family="text">
      <style:text-properties style:font-name="Times New Roman" style:font-name-asian="Times New Roman" style:font-name-complex="Times New Roman" fo:font-size="12pt" style:font-size-asian="12pt" style:font-size-complex="12pt"/>
    </style:style>
    <style:style style:name="P53" style:parent-style-name="Normal" style:family="paragraph">
      <style:paragraph-properties fo:margin-top="0.1666in" fo:line-height="200%"/>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P55" style:parent-style-name="Normal" style:family="paragraph">
      <style:paragraph-properties fo:margin-top="0.1666in" fo:line-height="200%"/>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P57" style:parent-style-name="Normal" style:family="paragraph">
      <style:paragraph-properties fo:margin-top="0.1666in" fo:line-height="200%"/>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style>
    <style:style style:name="P59" style:parent-style-name="Normal" style:family="paragraph">
      <style:paragraph-properties fo:margin-top="0.1666in" fo:line-height="200%"/>
    </style:style>
    <style:style style:name="T60" style:parent-style-name="DefaultParagraphFont" style:family="text">
      <style:text-properties style:font-name="Times New Roman" style:font-name-asian="Times New Roman" style:font-name-complex="Times New Roman" fo:font-size="12pt" style:font-size-asian="12pt" style:font-size-complex="12pt"/>
    </style:style>
    <style:style style:name="P61" style:parent-style-name="Normal" style:family="paragraph">
      <style:paragraph-properties fo:margin-top="0.1666in" fo:line-height="200%"/>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margin-top="0.1666in" fo:line-height="200%"/>
    </style:style>
    <style:style style:name="T64" style:parent-style-name="DefaultParagraphFont" style:family="text">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margin-top="0.1666in" fo:line-height="200%"/>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style>
    <style:style style:name="P67" style:parent-style-name="Normal" style:family="paragraph">
      <style:paragraph-properties fo:margin-top="0.1666in" fo:line-height="200%"/>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P69" style:parent-style-name="Normal" style:family="paragraph">
      <style:paragraph-properties fo:margin-top="0.1666in" fo:line-height="200%"/>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margin-top="0.1666in" fo:line-height="200%"/>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margin-top="0.1666in" fo:line-height="200%"/>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P77" style:parent-style-name="Normal" style:family="paragraph">
      <style:paragraph-properties fo:margin-top="0.1666in" fo:line-height="200%"/>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P79" style:parent-style-name="Normal" style:family="paragraph">
      <style:paragraph-properties fo:margin-top="0.1666in" fo:line-height="200%"/>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margin-top="0.1666in" fo:line-height="200%"/>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P83" style:parent-style-name="Normal" style:family="paragraph">
      <style:paragraph-properties fo:margin-top="0.1666in" fo:line-height="200%"/>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P85" style:parent-style-name="Normal" style:family="paragraph">
      <style:paragraph-properties fo:margin-top="0.1666in" fo:line-height="200%"/>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P89" style:parent-style-name="Normal" style:family="paragraph">
      <style:paragraph-properties fo:margin-top="0.1666in" fo:line-height="200%"/>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margin-top="0.1666in" fo:line-height="200%"/>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P93" style:parent-style-name="Normal" style:family="paragraph">
      <style:paragraph-properties fo:margin-top="0.1666in" fo:line-height="200%"/>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margin-top="0.1666in" fo:line-height="200%"/>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style>
    <style:style style:name="P97" style:parent-style-name="Normal" style:family="paragraph">
      <style:paragraph-properties fo:margin-top="0.1666in" fo:line-height="2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style>
    <style:style style:name="P99" style:parent-style-name="Normal" style:family="paragraph">
      <style:paragraph-properties fo:margin-top="0.1666in" fo:line-height="200%"/>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P101" style:parent-style-name="Normal" style:family="paragraph">
      <style:paragraph-properties fo:margin-top="0.1666in" fo:line-height="200%"/>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style>
    <style:style style:name="P103" style:parent-style-name="Normal" style:family="paragraph">
      <style:paragraph-properties fo:margin-top="0.1666in" fo:line-height="200%"/>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P105" style:parent-style-name="Normal" style:family="paragraph">
      <style:paragraph-properties fo:margin-top="0.1666in" fo:line-height="200%"/>
    </style:style>
    <style:style style:name="T106" style:parent-style-name="DefaultParagraphFont" style:family="text">
      <style:text-properties style:font-name="Times New Roman" style:font-name-asian="Times New Roman" style:font-name-complex="Times New Roman" fo:font-size="12pt" style:font-size-asian="12pt" style:font-size-complex="12pt"/>
    </style:style>
    <style:style style:name="P107" style:parent-style-name="Normal" style:family="paragraph">
      <style:paragraph-properties fo:margin-top="0.1666in" fo:line-height="200%"/>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style>
    <style:style style:name="P109" style:parent-style-name="Normal" style:family="paragraph">
      <style:paragraph-properties fo:margin-top="0.1666in" fo:line-height="200%"/>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P111" style:parent-style-name="Normal" style:family="paragraph">
      <style:paragraph-properties fo:margin-top="0.1666in" fo:line-height="200%"/>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style>
    <style:style style:name="P113" style:parent-style-name="Normal" style:family="paragraph">
      <style:paragraph-properties fo:margin-top="0.1666in" fo:line-height="200%"/>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P115" style:parent-style-name="Normal" style:family="paragraph">
      <style:paragraph-properties fo:margin-top="0.1666in" fo:line-height="200%"/>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P117" style:parent-style-name="Normal" style:family="paragraph">
      <style:paragraph-properties fo:margin-top="0.1666in" fo:line-height="200%" fo:margin-left="2.5in" fo:text-indent="0.5in">
        <style:tab-stops/>
      </style:paragraph-properties>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P119" style:parent-style-name="Normal" style:family="paragraph">
      <style:paragraph-properties fo:margin-top="0.1666in" fo:line-height="200%"/>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P121" style:parent-style-name="Normal" style:family="paragraph">
      <style:paragraph-properties fo:margin-top="0.1666in" fo:line-height="200%"/>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P123" style:parent-style-name="Normal" style:family="paragraph">
      <style:paragraph-properties fo:margin-top="0.1666in" fo:line-height="200%"/>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P125" style:parent-style-name="Normal" style:family="paragraph">
      <style:paragraph-properties fo:margin-top="0.1666in" fo:line-height="200%"/>
    </style:style>
    <style:style style:name="T126" style:parent-style-name="DefaultParagraphFont" style:family="text">
      <style:text-properties style:font-name="Times New Roman" style:font-name-asian="Times New Roman" style:font-name-complex="Times New Roman" fo:font-size="12pt" style:font-size-asian="12pt" style:font-size-complex="12pt"/>
    </style:style>
    <style:style style:name="P127" style:parent-style-name="Normal" style:family="paragraph">
      <style:paragraph-properties fo:margin-top="0.1666in" fo:line-height="200%"/>
    </style:style>
    <style:style style:name="T128" style:parent-style-name="DefaultParagraphFont" style:family="text">
      <style:text-properties style:font-name="Times New Roman" style:font-name-asian="Times New Roman" style:font-name-complex="Times New Roman" fo:font-size="12pt" style:font-size-asian="12pt" style:font-size-complex="12pt"/>
    </style:style>
    <style:style style:name="P129" style:parent-style-name="Normal" style:family="paragraph">
      <style:paragraph-properties fo:margin-top="0.1666in" fo:line-height="200%"/>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P131" style:parent-style-name="Normal" style:family="paragraph">
      <style:paragraph-properties fo:margin-top="0.1666in" fo:line-height="200%"/>
    </style:style>
    <style:style style:name="T132" style:parent-style-name="DefaultParagraphFont" style:family="text">
      <style:text-properties style:font-name="Times New Roman" style:font-name-asian="Times New Roman" style:font-name-complex="Times New Roman" fo:font-size="12pt" style:font-size-asian="12pt" style:font-size-complex="12pt"/>
    </style:style>
    <style:style style:name="P133" style:parent-style-name="Normal" style:family="paragraph">
      <style:paragraph-properties fo:margin-top="0.1666in" fo:line-height="200%"/>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P135" style:parent-style-name="Normal" style:family="paragraph">
      <style:paragraph-properties fo:margin-top="0.1666in" fo:line-height="200%"/>
    </style:style>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P137" style:parent-style-name="Normal" style:family="paragraph">
      <style:paragraph-properties fo:margin-top="0.1666in" fo:line-height="200%"/>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P139" style:parent-style-name="Normal" style:family="paragraph">
      <style:paragraph-properties fo:margin-top="0.1666in" fo:line-height="200%"/>
    </style:style>
    <style:style style:name="T140" style:parent-style-name="DefaultParagraphFont" style:family="text">
      <style:text-properties style:font-name="Times New Roman" style:font-name-asian="Times New Roman" style:font-name-complex="Times New Roman" fo:font-size="12pt" style:font-size-asian="12pt" style:font-size-complex="12pt"/>
    </style:style>
    <style:style style:name="P141" style:parent-style-name="Normal" style:family="paragraph">
      <style:paragraph-properties fo:margin-top="0.1666in" fo:line-height="200%"/>
    </style:style>
    <style:style style:name="T142" style:parent-style-name="DefaultParagraphFont" style:family="text">
      <style:text-properties style:font-name="Times New Roman" style:font-name-asian="Times New Roman" style:font-name-complex="Times New Roman" fo:font-size="12pt" style:font-size-asian="12pt" style:font-size-complex="12pt"/>
    </style:style>
    <style:style style:name="P143" style:parent-style-name="Normal" style:family="paragraph">
      <style:paragraph-properties fo:margin-top="0.1666in" fo:line-height="200%"/>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name="P145" style:parent-style-name="Normal" style:family="paragraph">
      <style:paragraph-properties fo:margin-top="0.1666in" fo:line-height="200%"/>
    </style:style>
    <style:style style:name="T146" style:parent-style-name="DefaultParagraphFont" style:family="text">
      <style:text-properties style:font-name="Times New Roman" style:font-name-asian="Times New Roman" style:font-name-complex="Times New Roman" fo:font-size="12pt" style:font-size-asian="12pt" style:font-size-complex="12pt"/>
    </style:style>
    <style:style style:name="P147" style:parent-style-name="Normal" style:family="paragraph">
      <style:paragraph-properties fo:margin-top="0.1666in" fo:line-height="200%"/>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margin-top="0.1666in" fo:line-height="200%"/>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style>
    <style:style style:name="P151" style:parent-style-name="Normal" style:family="paragraph">
      <style:paragraph-properties fo:margin-top="0.1666in" fo:line-height="200%"/>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P153" style:parent-style-name="Normal" style:family="paragraph">
      <style:paragraph-properties fo:margin-top="0.1666in" fo:line-height="200%"/>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P155" style:parent-style-name="Normal" style:family="paragraph">
      <style:paragraph-properties fo:margin-top="0.1666in" fo:line-height="200%"/>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P157" style:parent-style-name="Normal" style:family="paragraph">
      <style:paragraph-properties fo:margin-top="0.1666in" fo:line-height="200%"/>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style>
    <style:style style:name="P159" style:parent-style-name="Normal" style:family="paragraph">
      <style:paragraph-properties fo:margin-top="0.1666in" fo:line-height="200%"/>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P161" style:parent-style-name="Normal" style:family="paragraph">
      <style:paragraph-properties fo:margin-top="0.1666in" fo:line-height="200%"/>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T163"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P165" style:parent-style-name="Normal" style:family="paragraph">
      <style:paragraph-properties fo:margin-top="0.1666in" fo:line-height="200%"/>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margin-top="0.1666in" fo:line-height="200%"/>
    </style:style>
    <style:style style:name="T168" style:parent-style-name="DefaultParagraphFont" style:family="text">
      <style:text-properties style:font-name="Times New Roman" style:font-name-asian="Times New Roman" style:font-name-complex="Times New Roman" fo:font-size="12pt" style:font-size-asian="12pt" style:font-size-complex="12pt"/>
    </style:style>
    <style:style style:name="P169" style:parent-style-name="Normal" style:family="paragraph">
      <style:paragraph-properties fo:margin-top="0.1666in" fo:line-height="200%"/>
    </style:style>
    <style:style style:name="T170" style:parent-style-name="DefaultParagraphFont" style:family="text">
      <style:text-properties style:font-name="Times New Roman" style:font-name-asian="Times New Roman" style:font-name-complex="Times New Roman" fo:font-size="12pt" style:font-size-asian="12pt" style:font-size-complex="12pt"/>
    </style:style>
    <style:style style:name="P171" style:parent-style-name="Normal" style:family="paragraph">
      <style:paragraph-properties fo:margin-top="0.1666in" fo:line-height="200%"/>
    </style:style>
    <style:style style:name="T172" style:parent-style-name="DefaultParagraphFont" style:family="text">
      <style:text-properties style:font-name="Times New Roman" style:font-name-asian="Times New Roman" style:font-name-complex="Times New Roman" fo:font-size="12pt" style:font-size-asian="12pt" style:font-size-complex="12pt"/>
    </style:style>
    <style:style style:name="P173" style:parent-style-name="Normal" style:family="paragraph">
      <style:paragraph-properties fo:margin-top="0.1666in" fo:line-height="200%"/>
    </style:style>
    <style:style style:name="T174" style:parent-style-name="DefaultParagraphFont" style:family="text">
      <style:text-properties style:font-name="Times New Roman" style:font-name-asian="Times New Roman" style:font-name-complex="Times New Roman" fo:font-size="12pt" style:font-size-asian="12pt" style:font-size-complex="12pt"/>
    </style:style>
    <style:style style:name="P175" style:parent-style-name="Normal" style:family="paragraph">
      <style:paragraph-properties fo:margin-top="0.1666in" fo:line-height="200%"/>
    </style:style>
    <style:style style:name="T176" style:parent-style-name="DefaultParagraphFont" style:family="text">
      <style:text-properties style:font-name="Times New Roman" style:font-name-asian="Times New Roman" style:font-name-complex="Times New Roman" fo:font-size="12pt" style:font-size-asian="12pt" style:font-size-complex="12pt"/>
    </style:style>
    <style:style style:name="P177" style:parent-style-name="Normal" style:family="paragraph">
      <style:paragraph-properties fo:margin-top="0.1666in" fo:line-height="200%"/>
    </style:style>
    <style:style style:name="T178" style:parent-style-name="DefaultParagraphFont" style:family="text">
      <style:text-properties style:font-name="Times New Roman" style:font-name-asian="Times New Roman" style:font-name-complex="Times New Roman" fo:font-size="12pt" style:font-size-asian="12pt" style:font-size-complex="12pt"/>
    </style:style>
    <style:style style:name="P179" style:parent-style-name="Normal" style:family="paragraph">
      <style:paragraph-properties fo:margin-top="0.1666in" fo:line-height="200%"/>
    </style:style>
    <style:style style:name="T180" style:parent-style-name="DefaultParagraphFont" style:family="text">
      <style:text-properties style:font-name="Times New Roman" style:font-name-asian="Times New Roman" style:font-name-complex="Times New Roman" fo:font-size="12pt" style:font-size-asian="12pt" style:font-size-complex="12pt"/>
    </style:style>
    <style:style style:name="T181"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margin-top="0.1666in" fo:line-height="200%"/>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P185" style:parent-style-name="Normal" style:family="paragraph">
      <style:paragraph-properties fo:margin-top="0.1666in" fo:line-height="200%"/>
    </style:style>
    <style:style style:name="T186" style:parent-style-name="DefaultParagraphFont" style:family="text">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margin-top="0.1666in" fo:line-height="200%"/>
    </style:style>
    <style:style style:name="T188" style:parent-style-name="DefaultParagraphFont" style:family="text">
      <style:text-properties style:font-name="Times New Roman" style:font-name-asian="Times New Roman" style:font-name-complex="Times New Roman" fo:font-size="12pt" style:font-size-asian="12pt" style:font-size-complex="12pt"/>
    </style:style>
    <style:style style:name="P189" style:parent-style-name="Normal" style:family="paragraph">
      <style:paragraph-properties fo:margin-top="0.1666in" fo:line-height="200%"/>
    </style:style>
    <style:style style:name="T190" style:parent-style-name="DefaultParagraphFont" style:family="text">
      <style:text-properties style:font-name="Times New Roman" style:font-name-asian="Times New Roman" style:font-name-complex="Times New Roman" fo:font-size="12pt" style:font-size-asian="12pt" style:font-size-complex="12pt"/>
    </style:style>
    <style:style style:name="P191" style:parent-style-name="Normal" style:family="paragraph">
      <style:paragraph-properties fo:margin-top="0.1666in" fo:line-height="200%"/>
    </style:style>
    <style:style style:name="T192" style:parent-style-name="DefaultParagraphFont" style:family="text">
      <style:text-properties style:font-name="Times New Roman" style:font-name-asian="Times New Roman" style:font-name-complex="Times New Roman" fo:font-size="12pt" style:font-size-asian="12pt" style:font-size-complex="12pt"/>
    </style:style>
    <style:style style:name="P193" style:parent-style-name="Normal" style:family="paragraph">
      <style:paragraph-properties fo:margin-top="0.1666in" fo:line-height="200%"/>
    </style:style>
    <style:style style:name="T194" style:parent-style-name="DefaultParagraphFont" style:family="text">
      <style:text-properties style:font-name="Times New Roman" style:font-name-asian="Times New Roman" style:font-name-complex="Times New Roman" fo:font-size="12pt" style:font-size-asian="12pt" style:font-size-complex="12pt"/>
    </style:style>
    <style:style style:name="P195" style:parent-style-name="Normal" style:family="paragraph">
      <style:paragraph-properties fo:margin-top="0.1666in" fo:line-height="200%"/>
    </style:style>
    <style:style style:name="T196" style:parent-style-name="DefaultParagraphFont" style:family="text">
      <style:text-properties style:font-name="Times New Roman" style:font-name-asian="Times New Roman" style:font-name-complex="Times New Roman" fo:font-size="12pt" style:font-size-asian="12pt" style:font-size-complex="12pt"/>
    </style:style>
    <style:style style:name="T19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style>
    <style:style style:name="P199" style:parent-style-name="Normal" style:family="paragraph">
      <style:paragraph-properties fo:margin-top="0.1666in" fo:line-height="200%"/>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style>
    <style:style style:name="P201" style:parent-style-name="Normal" style:family="paragraph">
      <style:paragraph-properties fo:margin-top="0.1666in" fo:line-height="200%"/>
    </style:style>
    <style:style style:name="T202" style:parent-style-name="DefaultParagraphFont" style:family="text">
      <style:text-properties style:font-name="Times New Roman" style:font-name-asian="Times New Roman" style:font-name-complex="Times New Roman" fo:font-size="12pt" style:font-size-asian="12pt" style:font-size-complex="12pt"/>
    </style:style>
    <style:style style:name="P203" style:parent-style-name="Normal" style:family="paragraph">
      <style:paragraph-properties fo:margin-top="0.1666in" fo:line-height="200%"/>
    </style:style>
    <style:style style:name="T204" style:parent-style-name="DefaultParagraphFont" style:family="text">
      <style:text-properties style:font-name="Times New Roman" style:font-name-asian="Times New Roman" style:font-name-complex="Times New Roman" fo:font-size="12pt" style:font-size-asian="12pt" style:font-size-complex="12pt"/>
    </style:style>
    <style:style style:name="P205" style:parent-style-name="Normal" style:family="paragraph">
      <style:paragraph-properties fo:margin-top="0.1666in" fo:line-height="200%"/>
    </style:style>
    <style:style style:name="T206" style:parent-style-name="DefaultParagraphFont" style:family="text">
      <style:text-properties style:font-name="Times New Roman" style:font-name-asian="Times New Roman" style:font-name-complex="Times New Roman" fo:font-size="12pt" style:font-size-asian="12pt" style:font-size-complex="12pt"/>
    </style:style>
    <style:style style:name="P207" style:parent-style-name="Normal" style:family="paragraph">
      <style:paragraph-properties fo:margin-top="0.1666in" fo:line-height="200%"/>
    </style:style>
    <style:style style:name="T208" style:parent-style-name="DefaultParagraphFont" style:family="text">
      <style:text-properties style:font-name="Times New Roman" style:font-name-asian="Times New Roman" style:font-name-complex="Times New Roman" fo:font-size="12pt" style:font-size-asian="12pt" style:font-size-complex="12pt"/>
    </style:style>
    <style:style style:name="P209" style:parent-style-name="Normal" style:family="paragraph">
      <style:paragraph-properties fo:margin-top="0.1666in" fo:line-height="200%"/>
    </style:style>
    <style:style style:name="T210" style:parent-style-name="DefaultParagraphFont" style:family="text">
      <style:text-properties style:font-name="Times New Roman" style:font-name-asian="Times New Roman" style:font-name-complex="Times New Roman" fo:font-size="12pt" style:font-size-asian="12pt" style:font-size-complex="12pt"/>
    </style:style>
    <style:style style:name="P211" style:parent-style-name="Normal" style:family="paragraph">
      <style:paragraph-properties fo:margin-top="0.1666in" fo:line-height="200%"/>
    </style:style>
    <style:style style:name="T212" style:parent-style-name="DefaultParagraphFont" style:family="text">
      <style:text-properties style:font-name="Times New Roman" style:font-name-asian="Times New Roman" style:font-name-complex="Times New Roman" fo:font-size="12pt" style:font-size-asian="12pt" style:font-size-complex="12pt"/>
    </style:style>
    <style:style style:name="P213" style:parent-style-name="Normal" style:family="paragraph">
      <style:paragraph-properties fo:margin-top="0.1666in" fo:line-height="200%"/>
    </style:style>
    <style:style style:name="T214" style:parent-style-name="DefaultParagraphFont" style:family="text">
      <style:text-properties style:font-name="Times New Roman" style:font-name-asian="Times New Roman" style:font-name-complex="Times New Roman" fo:font-size="12pt" style:font-size-asian="12pt" style:font-size-complex="12pt"/>
    </style:style>
    <style:style style:name="P215" style:parent-style-name="Normal" style:family="paragraph">
      <style:paragraph-properties fo:margin-top="0.1666in" fo:line-height="200%"/>
    </style:style>
    <style:style style:name="T216" style:parent-style-name="DefaultParagraphFont" style:family="text">
      <style:text-properties style:font-name="Times New Roman" style:font-name-asian="Times New Roman" style:font-name-complex="Times New Roman" fo:font-size="12pt" style:font-size-asian="12pt" style:font-size-complex="12pt"/>
    </style:style>
    <style:style style:name="P217" style:parent-style-name="Normal" style:family="paragraph">
      <style:paragraph-properties fo:margin-top="0.1666in" fo:line-height="200%"/>
    </style:style>
    <style:style style:name="T218" style:parent-style-name="DefaultParagraphFont" style:family="text">
      <style:text-properties style:font-name="Times New Roman" style:font-name-asian="Times New Roman" style:font-name-complex="Times New Roman" fo:font-size="12pt" style:font-size-asian="12pt" style:font-size-complex="12pt"/>
    </style:style>
    <style:style style:name="P219" style:parent-style-name="Normal" style:family="paragraph">
      <style:paragraph-properties fo:margin-top="0.1666in" fo:line-height="200%"/>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style>
    <style:style style:name="P221" style:parent-style-name="Normal" style:family="paragraph">
      <style:paragraph-properties fo:margin-top="0.1666in" fo:line-height="200%"/>
    </style:style>
    <style:style style:name="T222" style:parent-style-name="DefaultParagraphFont" style:family="text">
      <style:text-properties style:font-name="Times New Roman" style:font-name-asian="Times New Roman" style:font-name-complex="Times New Roman" fo:font-size="12pt" style:font-size-asian="12pt" style:font-size-complex="12pt"/>
    </style:style>
    <style:style style:name="P223" style:parent-style-name="Normal" style:family="paragraph">
      <style:paragraph-properties fo:margin-top="0.1666in" fo:line-height="200%"/>
    </style:style>
    <style:style style:name="T224" style:parent-style-name="DefaultParagraphFont" style:family="text">
      <style:text-properties style:font-name="Times New Roman" style:font-name-asian="Times New Roman" style:font-name-complex="Times New Roman" fo:font-size="12pt" style:font-size-asian="12pt" style:font-size-complex="12pt"/>
    </style:style>
    <style:style style:name="P225" style:parent-style-name="Normal" style:family="paragraph">
      <style:paragraph-properties fo:margin-top="0.1666in" fo:line-height="200%"/>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style>
    <style:style style:name="P227" style:parent-style-name="Normal" style:family="paragraph">
      <style:paragraph-properties fo:margin-top="0.1666in" fo:line-height="200%"/>
    </style:style>
    <style:style style:name="T228" style:parent-style-name="DefaultParagraphFont" style:family="text">
      <style:text-properties style:font-name="Times New Roman" style:font-name-asian="Times New Roman" style:font-name-complex="Times New Roman" fo:font-size="12pt" style:font-size-asian="12pt" style:font-size-complex="12pt"/>
    </style:style>
    <style:style style:name="P229" style:parent-style-name="Normal" style:family="paragraph">
      <style:paragraph-properties fo:margin-top="0.1666in" fo:line-height="200%" fo:margin-left="2.5in" fo:text-indent="0.5in">
        <style:tab-stops/>
      </style:paragraph-properties>
    </style:style>
    <style:style style:name="T230" style:parent-style-name="DefaultParagraphFont" style:family="text">
      <style:text-properties style:font-name="Times New Roman" style:font-name-asian="Times New Roman" style:font-name-complex="Times New Roman" fo:font-size="12pt" style:font-size-asian="12pt" style:font-size-complex="12pt"/>
    </style:style>
    <style:style style:name="P231" style:parent-style-name="Normal" style:family="paragraph">
      <style:paragraph-properties fo:margin-top="0.1666in" fo:line-height="200%"/>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P233" style:parent-style-name="Normal" style:family="paragraph">
      <style:paragraph-properties fo:margin-top="0.1666in" fo:line-height="200%"/>
    </style:style>
    <style:style style:name="T234" style:parent-style-name="DefaultParagraphFont" style:family="text">
      <style:text-properties style:font-name="Times New Roman" style:font-name-asian="Times New Roman" style:font-name-complex="Times New Roman" fo:font-size="12pt" style:font-size-asian="12pt" style:font-size-complex="12pt"/>
    </style:style>
    <style:style style:name="P235" style:parent-style-name="Normal" style:family="paragraph">
      <style:paragraph-properties fo:margin-top="0.1666in" fo:line-height="200%"/>
    </style:style>
    <style:style style:name="T236" style:parent-style-name="DefaultParagraphFont" style:family="text">
      <style:text-properties style:font-name="Times New Roman" style:font-name-asian="Times New Roman" style:font-name-complex="Times New Roman" fo:font-size="12pt" style:font-size-asian="12pt" style:font-size-complex="12pt"/>
    </style:style>
    <style:style style:name="P237" style:parent-style-name="Normal" style:family="paragraph">
      <style:paragraph-properties fo:margin-top="0.1666in" fo:line-height="200%"/>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style>
    <style:style style:name="P239" style:parent-style-name="Normal" style:family="paragraph">
      <style:paragraph-properties fo:text-align="center" fo:margin-top="0.1666in" fo:line-height="200%"/>
    </style:style>
    <style:style style:name="T240" style:parent-style-name="DefaultParagraphFont" style:family="text">
      <style:text-properties style:font-name="Times New Roman" style:font-name-asian="Times New Roman" style:font-name-complex="Times New Roman" fo:font-size="12pt" style:font-size-asian="12pt" style:font-size-complex="12pt"/>
    </style:style>
    <style:style style:name="P241" style:parent-style-name="Normal" style:family="paragraph">
      <style:paragraph-properties fo:margin-top="0.1666in" fo:line-height="200%"/>
    </style:style>
    <style:style style:name="T242" style:parent-style-name="DefaultParagraphFont" style:family="text">
      <style:text-properties style:font-name="Times New Roman" style:font-name-asian="Times New Roman" style:font-name-complex="Times New Roman" fo:font-size="12pt" style:font-size-asian="12pt" style:font-size-complex="12pt"/>
    </style:style>
    <style:style style:name="P243" style:parent-style-name="Normal" style:family="paragraph">
      <style:paragraph-properties fo:margin-top="0.1666in" fo:line-height="200%"/>
    </style:style>
    <style:style style:name="T244" style:parent-style-name="DefaultParagraphFont" style:family="text">
      <style:text-properties style:font-name="Times New Roman" style:font-name-asian="Times New Roman" style:font-name-complex="Times New Roman" fo:font-size="12pt" style:font-size-asian="12pt" style:font-size-complex="12pt"/>
    </style:style>
    <style:style style:name="P245" style:parent-style-name="Normal" style:family="paragraph">
      <style:paragraph-properties fo:margin-top="0.1666in" fo:line-height="200%"/>
    </style:style>
    <style:style style:name="T246" style:parent-style-name="DefaultParagraphFont" style:family="text">
      <style:text-properties style:font-name="Times New Roman" style:font-name-asian="Times New Roman" style:font-name-complex="Times New Roman" fo:font-size="12pt" style:font-size-asian="12pt" style:font-size-complex="12pt"/>
    </style:style>
    <style:style style:name="P247" style:parent-style-name="Normal" style:family="paragraph">
      <style:paragraph-properties fo:margin-top="0.1666in" fo:line-height="200%"/>
    </style:style>
    <style:style style:name="T248" style:parent-style-name="DefaultParagraphFont" style:family="text">
      <style:text-properties style:font-name="Times New Roman" style:font-name-asian="Times New Roman" style:font-name-complex="Times New Roman" fo:font-size="12pt" style:font-size-asian="12pt" style:font-size-complex="12pt"/>
    </style:style>
    <style:style style:name="T24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P251" style:parent-style-name="Normal" style:family="paragraph">
      <style:paragraph-properties fo:text-align="center" fo:margin-top="0.1666in" fo:line-height="200%"/>
    </style:style>
    <style:style style:name="T252" style:parent-style-name="DefaultParagraphFont" style:family="text">
      <style:text-properties style:font-name="Times New Roman" style:font-name-asian="Times New Roman" style:font-name-complex="Times New Roman" fo:font-size="12pt" style:font-size-asian="12pt" style:font-size-complex="12pt"/>
    </style:style>
    <style:style style:name="P253" style:parent-style-name="Normal" style:family="paragraph">
      <style:paragraph-properties fo:margin-top="0.1666in" fo:line-height="200%"/>
    </style:style>
    <style:style style:name="T254" style:parent-style-name="DefaultParagraphFont" style:family="text">
      <style:text-properties style:font-name="Times New Roman" style:font-name-asian="Times New Roman" style:font-name-complex="Times New Roman" fo:font-size="12pt" style:font-size-asian="12pt" style:font-size-complex="12pt"/>
    </style:style>
    <style:style style:name="P255" style:parent-style-name="Normal" style:family="paragraph">
      <style:paragraph-properties fo:margin-top="0.1666in" fo:line-height="200%"/>
    </style:style>
    <style:style style:name="T256" style:parent-style-name="DefaultParagraphFont" style:family="text">
      <style:text-properties style:font-name="Times New Roman" style:font-name-asian="Times New Roman" style:font-name-complex="Times New Roman" fo:font-size="12pt" style:font-size-asian="12pt" style:font-size-complex="12pt"/>
    </style:style>
    <style:style style:name="P257" style:parent-style-name="Normal" style:family="paragraph">
      <style:paragraph-properties fo:margin-top="0.1666in" fo:line-height="200%"/>
    </style:style>
    <style:style style:name="T258" style:parent-style-name="DefaultParagraphFont" style:family="text">
      <style:text-properties style:font-name="Times New Roman" style:font-name-asian="Times New Roman" style:font-name-complex="Times New Roman" fo:font-size="12pt" style:font-size-asian="12pt" style:font-size-complex="12pt"/>
    </style:style>
    <style:style style:name="P259" style:parent-style-name="Normal" style:family="paragraph">
      <style:paragraph-properties fo:margin-top="0.1666in" fo:line-height="200%"/>
    </style:style>
    <style:style style:name="T260" style:parent-style-name="DefaultParagraphFont" style:family="text">
      <style:text-properties style:font-name="Times New Roman" style:font-name-asian="Times New Roman" style:font-name-complex="Times New Roman" fo:font-size="12pt" style:font-size-asian="12pt" style:font-size-complex="12pt"/>
    </style:style>
    <style:style style:name="P261" style:parent-style-name="Normal" style:family="paragraph">
      <style:paragraph-properties fo:margin-top="0.1666in" fo:line-height="200%"/>
    </style:style>
    <style:style style:name="T262" style:parent-style-name="DefaultParagraphFont" style:family="text">
      <style:text-properties style:font-name="Times New Roman" style:font-name-asian="Times New Roman" style:font-name-complex="Times New Roman" fo:font-size="12pt" style:font-size-asian="12pt" style:font-size-complex="12pt"/>
    </style:style>
    <style:style style:name="P263" style:parent-style-name="Normal" style:family="paragraph">
      <style:paragraph-properties fo:margin-top="0.1666in" fo:line-height="200%"/>
    </style:style>
    <style:style style:name="T264" style:parent-style-name="DefaultParagraphFont" style:family="text">
      <style:text-properties style:font-name="Times New Roman" style:font-name-asian="Times New Roman" style:font-name-complex="Times New Roman" fo:font-size="12pt" style:font-size-asian="12pt" style:font-size-complex="12pt"/>
    </style:style>
    <style:style style:name="P265" style:parent-style-name="Normal" style:family="paragraph">
      <style:paragraph-properties fo:line-height="200%"/>
    </style:style>
    <style:style style:name="T266" style:parent-style-name="DefaultParagraphFont" style:family="text">
      <style:text-properties style:font-name="Times New Roman" style:font-name-asian="Times New Roman" style:font-name-complex="Times New Roman" fo:font-size="12pt" style:font-size-asian="12pt" style:font-size-complex="12pt"/>
    </style:style>
    <style:style style:name="P267" style:parent-style-name="Normal" style:family="paragraph">
      <style:paragraph-properties fo:margin-top="0.1666in" fo:line-height="200%"/>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P269" style:parent-style-name="Normal" style:family="paragraph">
      <style:paragraph-properties fo:margin-top="0.1666in" fo:line-height="200%"/>
    </style:style>
    <style:style style:name="T270" style:parent-style-name="DefaultParagraphFont" style:family="text">
      <style:text-properties style:font-name="Times New Roman" style:font-name-asian="Times New Roman" style:font-name-complex="Times New Roman" fo:font-size="12pt" style:font-size-asian="12pt" style:font-size-complex="12pt"/>
    </style:style>
    <style:style style:name="P271" style:parent-style-name="Normal" style:family="paragraph">
      <style:paragraph-properties fo:margin-top="0.1666in" fo:line-height="200%"/>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style>
    <style:style style:name="P273" style:parent-style-name="Normal" style:family="paragraph">
      <style:paragraph-properties fo:margin-top="0.1666in" fo:line-height="200%"/>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margin-top="0.1666in" fo:line-height="200%"/>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style>
    <style:style style:name="P277" style:parent-style-name="Normal" style:family="paragraph">
      <style:paragraph-properties fo:margin-top="0.1666in" fo:line-height="200%"/>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P279" style:parent-style-name="Normal" style:family="paragraph">
      <style:paragraph-properties fo:margin-top="0.1666in" fo:line-height="200%"/>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P281" style:parent-style-name="Normal" style:family="paragraph">
      <style:paragraph-properties fo:margin-top="0.1666in" fo:line-height="200%"/>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P283" style:parent-style-name="Normal" style:family="paragraph">
      <style:paragraph-properties fo:margin-top="0.1666in" fo:line-height="200%"/>
    </style:style>
    <style:style style:name="T284" style:parent-style-name="DefaultParagraphFont" style:family="text">
      <style:text-properties style:font-name="Times New Roman" style:font-name-asian="Times New Roman" style:font-name-complex="Times New Roman" fo:font-size="12pt" style:font-size-asian="12pt" style:font-size-complex="12pt"/>
    </style:style>
    <style:style style:name="P285" style:parent-style-name="Normal" style:family="paragraph">
      <style:paragraph-properties fo:margin-top="0.1666in" fo:line-height="200%"/>
    </style:style>
    <style:style style:name="T286" style:parent-style-name="DefaultParagraphFont" style:family="text">
      <style:text-properties style:font-name="Times New Roman" style:font-name-asian="Times New Roman" style:font-name-complex="Times New Roman" fo:font-size="12pt" style:font-size-asian="12pt" style:font-size-complex="12pt"/>
    </style:style>
    <style:style style:name="P287" style:parent-style-name="Normal" style:family="paragraph">
      <style:paragraph-properties fo:margin-top="0.1666in" fo:line-height="200%"/>
    </style:style>
    <style:style style:name="T288" style:parent-style-name="DefaultParagraphFont" style:family="text">
      <style:text-properties style:font-name="Times New Roman" style:font-name-asian="Times New Roman" style:font-name-complex="Times New Roman" fo:font-size="12pt" style:font-size-asian="12pt" style:font-size-complex="12pt"/>
    </style:style>
    <style:style style:name="P289" style:parent-style-name="Normal" style:family="paragraph">
      <style:paragraph-properties fo:margin-top="0.1666in" fo:line-height="200%"/>
    </style:style>
    <style:style style:name="T290" style:parent-style-name="DefaultParagraphFont" style:family="text">
      <style:text-properties style:font-name="Times New Roman" style:font-name-asian="Times New Roman" style:font-name-complex="Times New Roman" fo:font-size="12pt" style:font-size-asian="12pt" style:font-size-complex="12pt"/>
    </style:style>
    <style:style style:name="P291" style:parent-style-name="Normal" style:family="paragraph">
      <style:paragraph-properties fo:margin-top="0.1666in" fo:line-height="200%"/>
    </style:style>
    <style:style style:name="T292" style:parent-style-name="DefaultParagraphFont" style:family="text">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margin-top="0.1666in" fo:line-height="200%"/>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P295" style:parent-style-name="Normal" style:family="paragraph">
      <style:paragraph-properties fo:margin-top="0.1666in" fo:line-height="200%"/>
    </style:style>
    <style:style style:name="T296" style:parent-style-name="DefaultParagraphFont" style:family="text">
      <style:text-properties style:font-name="Times New Roman" style:font-name-asian="Times New Roman" style:font-name-complex="Times New Roman" fo:font-size="12pt" style:font-size-asian="12pt" style:font-size-complex="12pt"/>
    </style:style>
    <style:style style:name="P297" style:parent-style-name="Normal" style:family="paragraph">
      <style:paragraph-properties fo:margin-top="0.1666in" fo:line-height="200%"/>
    </style:style>
    <style:style style:name="T298" style:parent-style-name="DefaultParagraphFont" style:family="text">
      <style:text-properties style:font-name="Times New Roman" style:font-name-asian="Times New Roman" style:font-name-complex="Times New Roman" fo:font-size="12pt" style:font-size-asian="12pt" style:font-size-complex="12pt"/>
    </style:style>
    <style:style style:name="P299" style:parent-style-name="Normal" style:family="paragraph">
      <style:paragraph-properties fo:margin-top="0.1666in" fo:line-height="200%"/>
    </style:style>
    <style:style style:name="T300" style:parent-style-name="DefaultParagraphFont" style:family="text">
      <style:text-properties style:font-name="Times New Roman" style:font-name-asian="Times New Roman" style:font-name-complex="Times New Roman" fo:font-size="12pt" style:font-size-asian="12pt" style:font-size-complex="12pt"/>
    </style:style>
    <style:style style:name="P301" style:parent-style-name="Normal" style:family="paragraph">
      <style:paragraph-properties fo:margin-top="0.1666in" fo:line-height="200%"/>
    </style:style>
    <style:style style:name="T302" style:parent-style-name="DefaultParagraphFont" style:family="text">
      <style:text-properties style:font-name="Times New Roman" style:font-name-asian="Times New Roman" style:font-name-complex="Times New Roman" fo:font-size="12pt" style:font-size-asian="12pt" style:font-size-complex="12pt"/>
    </style:style>
    <style:style style:name="P303" style:parent-style-name="Normal" style:family="paragraph">
      <style:paragraph-properties fo:margin-top="0.1666in" fo:line-height="200%"/>
    </style:style>
    <style:style style:name="T304" style:parent-style-name="DefaultParagraphFont" style:family="text">
      <style:text-properties style:font-name="Times New Roman" style:font-name-asian="Times New Roman" style:font-name-complex="Times New Roman" fo:font-size="12pt" style:font-size-asian="12pt" style:font-size-complex="12pt"/>
    </style:style>
    <style:style style:name="P305" style:parent-style-name="Normal" style:family="paragraph">
      <style:paragraph-properties fo:margin-top="0.1666in" fo:line-height="200%"/>
    </style:style>
    <style:style style:name="T306" style:parent-style-name="DefaultParagraphFont" style:family="text">
      <style:text-properties style:font-name="Times New Roman" style:font-name-asian="Times New Roman" style:font-name-complex="Times New Roman" fo:font-size="12pt" style:font-size-asian="12pt" style:font-size-complex="12pt"/>
    </style:style>
    <style:style style:name="P307" style:parent-style-name="Normal" style:family="paragraph">
      <style:paragraph-properties fo:margin-top="0.1666in" fo:line-height="200%"/>
    </style:style>
    <style:style style:name="T308" style:parent-style-name="DefaultParagraphFont" style:family="text">
      <style:text-properties style:font-name="Times New Roman" style:font-name-asian="Times New Roman" style:font-name-complex="Times New Roman" fo:font-size="12pt" style:font-size-asian="12pt" style:font-size-complex="12pt"/>
    </style:style>
    <style:style style:name="P309" style:parent-style-name="Normal" style:family="paragraph">
      <style:paragraph-properties fo:margin-top="0.1666in" fo:line-height="200%"/>
    </style:style>
    <style:style style:name="T310" style:parent-style-name="DefaultParagraphFont" style:family="text">
      <style:text-properties style:font-name="Times New Roman" style:font-name-asian="Times New Roman" style:font-name-complex="Times New Roman" fo:font-size="12pt" style:font-size-asian="12pt" style:font-size-complex="12pt"/>
    </style:style>
    <style:style style:name="P311" style:parent-style-name="Normal" style:family="paragraph">
      <style:paragraph-properties fo:margin-top="0.1666in" fo:line-height="200%"/>
    </style:style>
    <style:style style:name="T312" style:parent-style-name="DefaultParagraphFont" style:family="text">
      <style:text-properties style:font-name="Times New Roman" style:font-name-asian="Times New Roman" style:font-name-complex="Times New Roman" fo:font-size="12pt" style:font-size-asian="12pt" style:font-size-complex="12pt"/>
    </style:style>
    <style:style style:name="P313" style:parent-style-name="Normal" style:family="paragraph">
      <style:paragraph-properties fo:text-align="center" fo:margin-top="0.1666in" fo:line-height="200%"/>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P315" style:parent-style-name="Normal" style:family="paragraph">
      <style:paragraph-properties fo:margin-top="0.1666in" fo:line-height="200%"/>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P317" style:parent-style-name="Normal" style:family="paragraph">
      <style:paragraph-properties fo:margin-top="0.1666in" fo:line-height="200%"/>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style>
    <style:style style:name="P319" style:parent-style-name="Normal" style:family="paragraph">
      <style:paragraph-properties fo:margin-top="0.1666in" fo:line-height="200%"/>
    </style:style>
    <style:style style:name="T320" style:parent-style-name="DefaultParagraphFont" style:family="text">
      <style:text-properties style:font-name="Times New Roman" style:font-name-asian="Times New Roman" style:font-name-complex="Times New Roman" fo:font-size="12pt" style:font-size-asian="12pt" style:font-size-complex="12pt"/>
    </style:style>
    <style:style style:name="P321" style:parent-style-name="Normal" style:family="paragraph">
      <style:paragraph-properties fo:margin-top="0.1666in" fo:line-height="200%"/>
    </style:style>
    <style:style style:name="T322" style:parent-style-name="DefaultParagraphFont" style:family="text">
      <style:text-properties style:font-name="Times New Roman" style:font-name-asian="Times New Roman" style:font-name-complex="Times New Roman" fo:font-size="12pt" style:font-size-asian="12pt" style:font-size-complex="12pt"/>
    </style:style>
    <style:style style:name="P323" style:parent-style-name="Normal" style:family="paragraph">
      <style:paragraph-properties fo:margin-top="0.1666in" fo:line-height="200%"/>
    </style:style>
    <style:style style:name="T324" style:parent-style-name="DefaultParagraphFont" style:family="text">
      <style:text-properties style:font-name="Times New Roman" style:font-name-asian="Times New Roman" style:font-name-complex="Times New Roman" fo:font-size="12pt" style:font-size-asian="12pt" style:font-size-complex="12pt"/>
    </style:style>
    <style:style style:name="P325" style:parent-style-name="Normal" style:family="paragraph">
      <style:paragraph-properties fo:margin-top="0.1666in" fo:line-height="200%"/>
    </style:style>
    <style:style style:name="T326" style:parent-style-name="DefaultParagraphFont" style:family="text">
      <style:text-properties style:font-name="Times New Roman" style:font-name-asian="Times New Roman" style:font-name-complex="Times New Roman" fo:font-size="12pt" style:font-size-asian="12pt" style:font-size-complex="12pt"/>
    </style:style>
    <style:style style:name="T32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ize="12pt" style:font-size-asian="12pt" style:font-size-complex="12pt"/>
    </style:style>
    <style:style style:name="P329" style:parent-style-name="Normal" style:family="paragraph">
      <style:paragraph-properties fo:margin-top="0.1666in" fo:line-height="200%"/>
    </style:style>
    <style:style style:name="T330" style:parent-style-name="DefaultParagraphFont" style:family="text">
      <style:text-properties style:font-name="Times New Roman" style:font-name-asian="Times New Roman" style:font-name-complex="Times New Roman" fo:font-size="12pt" style:font-size-asian="12pt" style:font-size-complex="12pt"/>
    </style:style>
    <style:style style:name="P331" style:parent-style-name="Normal" style:family="paragraph">
      <style:paragraph-properties fo:margin-top="0.1666in" fo:line-height="200%" fo:margin-left="2.5in" fo:text-indent="0.5in">
        <style:tab-stops/>
      </style:paragraph-properties>
    </style:style>
    <style:style style:name="T332" style:parent-style-name="DefaultParagraphFont" style:family="text">
      <style:text-properties style:font-name="Times New Roman" style:font-name-asian="Times New Roman" style:font-name-complex="Times New Roman" fo:font-size="12pt" style:font-size-asian="12pt" style:font-size-complex="12pt"/>
    </style:style>
    <style:style style:name="P333" style:parent-style-name="Normal" style:family="paragraph">
      <style:paragraph-properties fo:margin-top="0.1666in" fo:line-height="200%"/>
    </style:style>
    <style:style style:name="T334" style:parent-style-name="DefaultParagraphFont" style:family="text">
      <style:text-properties style:font-name="Times New Roman" style:font-name-asian="Times New Roman" style:font-name-complex="Times New Roman" fo:font-size="12pt" style:font-size-asian="12pt" style:font-size-complex="12pt"/>
    </style:style>
    <style:style style:name="P335" style:parent-style-name="Normal" style:family="paragraph">
      <style:paragraph-properties fo:margin-top="0.1666in" fo:line-height="200%"/>
    </style:style>
    <style:style style:name="T336" style:parent-style-name="DefaultParagraphFont" style:family="text">
      <style:text-properties style:font-name="Times New Roman" style:font-name-asian="Times New Roman" style:font-name-complex="Times New Roman" fo:font-size="12pt" style:font-size-asian="12pt" style:font-size-complex="12pt"/>
    </style:style>
    <style:style style:name="T337"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38" style:parent-style-name="DefaultParagraphFont" style:family="text">
      <style:text-properties style:font-name="Times New Roman" style:font-name-asian="Times New Roman" style:font-name-complex="Times New Roman" fo:font-size="12pt" style:font-size-asian="12pt" style:font-size-complex="12pt"/>
    </style:style>
    <style:style style:name="P339" style:parent-style-name="Normal" style:family="paragraph">
      <style:paragraph-properties fo:margin-top="0.1666in" fo:line-height="200%"/>
    </style:style>
    <style:style style:name="T340" style:parent-style-name="DefaultParagraphFont" style:family="text">
      <style:text-properties style:font-name="Times New Roman" style:font-name-asian="Times New Roman" style:font-name-complex="Times New Roman" fo:font-size="12pt" style:font-size-asian="12pt" style:font-size-complex="12pt"/>
    </style:style>
    <style:style style:name="P341" style:parent-style-name="Normal" style:family="paragraph">
      <style:paragraph-properties fo:margin-top="0.1666in" fo:line-height="200%"/>
    </style:style>
    <style:style style:name="T342" style:parent-style-name="DefaultParagraphFont" style:family="text">
      <style:text-properties style:font-name="Times New Roman" style:font-name-asian="Times New Roman" style:font-name-complex="Times New Roman" fo:font-size="12pt" style:font-size-asian="12pt" style:font-size-complex="12pt"/>
    </style:style>
    <style:style style:name="P343" style:parent-style-name="Normal" style:family="paragraph">
      <style:paragraph-properties fo:margin-top="0.1666in" fo:line-height="200%"/>
    </style:style>
    <style:style style:name="T344" style:parent-style-name="DefaultParagraphFont" style:family="text">
      <style:text-properties style:font-name="Times New Roman" style:font-name-asian="Times New Roman" style:font-name-complex="Times New Roman" fo:font-size="12pt" style:font-size-asian="12pt" style:font-size-complex="12pt"/>
    </style:style>
    <style:style style:name="P345" style:parent-style-name="Normal" style:family="paragraph">
      <style:paragraph-properties fo:margin-top="0.1666in" fo:line-height="200%"/>
    </style:style>
    <style:style style:name="T346" style:parent-style-name="DefaultParagraphFont" style:family="text">
      <style:text-properties style:font-name="Times New Roman" style:font-name-asian="Times New Roman" style:font-name-complex="Times New Roman" fo:font-size="12pt" style:font-size-asian="12pt" style:font-size-complex="12pt"/>
    </style:style>
    <style:style style:name="P347" style:parent-style-name="Normal" style:family="paragraph">
      <style:paragraph-properties fo:margin-top="0.1666in" fo:line-height="200%"/>
    </style:style>
    <style:style style:name="T348" style:parent-style-name="DefaultParagraphFont" style:family="text">
      <style:text-properties style:font-name="Times New Roman" style:font-name-asian="Times New Roman" style:font-name-complex="Times New Roman" fo:font-size="12pt" style:font-size-asian="12pt" style:font-size-complex="12pt"/>
    </style:style>
    <style:style style:name="P349" style:parent-style-name="Normal" style:family="paragraph">
      <style:paragraph-properties fo:margin-top="0.1666in" fo:line-height="200%"/>
    </style:style>
    <style:style style:name="T350" style:parent-style-name="DefaultParagraphFont" style:family="text">
      <style:text-properties style:font-name="Times New Roman" style:font-name-asian="Times New Roman" style:font-name-complex="Times New Roman" fo:font-size="12pt" style:font-size-asian="12pt" style:font-size-complex="12pt"/>
    </style:style>
    <style:style style:name="P351" style:parent-style-name="Normal" style:family="paragraph">
      <style:paragraph-properties fo:margin-top="0.1666in" fo:line-height="200%"/>
    </style:style>
    <style:style style:name="T352" style:parent-style-name="DefaultParagraphFont" style:family="text">
      <style:text-properties style:font-name="Times New Roman" style:font-name-asian="Times New Roman" style:font-name-complex="Times New Roman" fo:font-size="12pt" style:font-size-asian="12pt" style:font-size-complex="12pt"/>
    </style:style>
    <style:style style:name="P353" style:parent-style-name="Normal" style:family="paragraph">
      <style:paragraph-properties fo:margin-top="0.1666in" fo:line-height="200%"/>
    </style:style>
    <style:style style:name="T354" style:parent-style-name="DefaultParagraphFont" style:family="text">
      <style:text-properties style:font-name="Times New Roman" style:font-name-asian="Times New Roman" style:font-name-complex="Times New Roman" fo:font-size="12pt" style:font-size-asian="12pt" style:font-size-complex="12pt"/>
    </style:style>
    <style:style style:name="P355" style:parent-style-name="Normal" style:family="paragraph">
      <style:paragraph-properties fo:margin-top="0.1666in" fo:line-height="200%"/>
    </style:style>
    <style:style style:name="T356" style:parent-style-name="DefaultParagraphFont" style:family="text">
      <style:text-properties style:font-name="Times New Roman" style:font-name-asian="Times New Roman" style:font-name-complex="Times New Roman" fo:font-size="12pt" style:font-size-asian="12pt" style:font-size-complex="12pt"/>
    </style:style>
    <style:style style:name="P357" style:parent-style-name="Normal" style:family="paragraph">
      <style:paragraph-properties fo:margin-top="0.1666in" fo:line-height="200%"/>
    </style:style>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P359" style:parent-style-name="Normal" style:family="paragraph">
      <style:paragraph-properties fo:margin-top="0.1666in" fo:line-height="200%"/>
    </style:style>
    <style:style style:name="T360" style:parent-style-name="DefaultParagraphFont" style:family="text">
      <style:text-properties style:font-name="Times New Roman" style:font-name-asian="Times New Roman" style:font-name-complex="Times New Roman" fo:font-size="12pt" style:font-size-asian="12pt" style:font-size-complex="12pt"/>
    </style:style>
    <style:style style:name="P361" style:parent-style-name="Normal" style:family="paragraph">
      <style:paragraph-properties fo:margin-top="0.1666in" fo:line-height="200%"/>
    </style:style>
    <style:style style:name="T362" style:parent-style-name="DefaultParagraphFont" style:family="text">
      <style:text-properties style:font-name="Times New Roman" style:font-name-asian="Times New Roman" style:font-name-complex="Times New Roman" fo:font-size="12pt" style:font-size-asian="12pt" style:font-size-complex="12pt"/>
    </style:style>
    <style:style style:name="P363" style:parent-style-name="Normal" style:family="paragraph">
      <style:paragraph-properties fo:margin-top="0.1666in" fo:line-height="200%"/>
    </style:style>
    <style:style style:name="T364" style:parent-style-name="DefaultParagraphFont" style:family="text">
      <style:text-properties style:font-name="Times New Roman" style:font-name-asian="Times New Roman" style:font-name-complex="Times New Roman" fo:font-size="12pt" style:font-size-asian="12pt" style:font-size-complex="12pt"/>
    </style:style>
    <style:style style:name="P365" style:parent-style-name="Normal" style:family="paragraph">
      <style:paragraph-properties fo:margin-top="0.1666in" fo:line-height="200%" fo:margin-left="2.5in" fo:text-indent="0.5in">
        <style:tab-stops/>
      </style:paragraph-properties>
    </style:style>
    <style:style style:name="T366" style:parent-style-name="DefaultParagraphFont" style:family="text">
      <style:text-properties style:font-name="Times New Roman" style:font-name-asian="Times New Roman" style:font-name-complex="Times New Roman" fo:font-size="12pt" style:font-size-asian="12pt" style:font-size-complex="12pt"/>
    </style:style>
    <style:style style:name="P367" style:parent-style-name="Normal" style:family="paragraph">
      <style:paragraph-properties fo:margin-top="0.1666in" fo:line-height="200%"/>
    </style:style>
    <style:style style:name="T368" style:parent-style-name="DefaultParagraphFont" style:family="text">
      <style:text-properties style:font-name="Times New Roman" style:font-name-asian="Times New Roman" style:font-name-complex="Times New Roman" fo:font-size="12pt" style:font-size-asian="12pt" style:font-size-complex="12pt"/>
    </style:style>
    <style:style style:name="P369" style:parent-style-name="Normal" style:family="paragraph">
      <style:paragraph-properties fo:margin-top="0.1666in" fo:line-height="200%"/>
    </style:style>
    <style:style style:name="T370" style:parent-style-name="DefaultParagraphFont" style:family="text">
      <style:text-properties style:font-name="Times New Roman" style:font-name-asian="Times New Roman" style:font-name-complex="Times New Roman" fo:font-size="12pt" style:font-size-asian="12pt" style:font-size-complex="12pt"/>
    </style:style>
    <style:style style:name="P371" style:parent-style-name="Normal" style:family="paragraph">
      <style:paragraph-properties fo:margin-top="0.1666in" fo:line-height="200%"/>
    </style:style>
    <style:style style:name="T372" style:parent-style-name="DefaultParagraphFont" style:family="text">
      <style:text-properties style:font-name="Times New Roman" style:font-name-asian="Times New Roman" style:font-name-complex="Times New Roman" fo:font-size="12pt" style:font-size-asian="12pt" style:font-size-complex="12pt"/>
    </style:style>
    <style:style style:name="P373" style:parent-style-name="Normal" style:family="paragraph">
      <style:paragraph-properties fo:margin-top="0.1666in" fo:line-height="200%"/>
    </style:style>
    <style:style style:name="T374" style:parent-style-name="DefaultParagraphFont" style:family="text">
      <style:text-properties style:font-name="Times New Roman" style:font-name-asian="Times New Roman" style:font-name-complex="Times New Roman" fo:font-size="12pt" style:font-size-asian="12pt" style:font-size-complex="12pt"/>
    </style:style>
    <style:style style:name="P375" style:parent-style-name="Normal" style:family="paragraph">
      <style:paragraph-properties fo:margin-top="0.1666in" fo:line-height="200%"/>
    </style:style>
    <style:style style:name="T376" style:parent-style-name="DefaultParagraphFont" style:family="text">
      <style:text-properties style:font-name="Times New Roman" style:font-name-asian="Times New Roman" style:font-name-complex="Times New Roman" fo:font-size="12pt" style:font-size-asian="12pt" style:font-size-complex="12pt"/>
    </style:style>
    <style:style style:name="P377" style:parent-style-name="Normal" style:family="paragraph">
      <style:paragraph-properties fo:margin-top="0.1666in" fo:line-height="200%"/>
    </style:style>
    <style:style style:name="T378" style:parent-style-name="DefaultParagraphFont" style:family="text">
      <style:text-properties style:font-name="Times New Roman" style:font-name-asian="Times New Roman" style:font-name-complex="Times New Roman" fo:font-size="12pt" style:font-size-asian="12pt" style:font-size-complex="12pt"/>
    </style:style>
    <style:style style:name="P379" style:parent-style-name="Normal" style:family="paragraph">
      <style:paragraph-properties fo:margin-top="0.1666in" fo:line-height="200%"/>
    </style:style>
    <style:style style:name="T380" style:parent-style-name="DefaultParagraphFont" style:family="text">
      <style:text-properties style:font-name="Times New Roman" style:font-name-asian="Times New Roman" style:font-name-complex="Times New Roman" fo:font-size="12pt" style:font-size-asian="12pt" style:font-size-complex="12pt"/>
    </style:style>
    <style:style style:name="P381" style:parent-style-name="Normal" style:family="paragraph">
      <style:paragraph-properties fo:margin-top="0.1666in" fo:line-height="200%"/>
    </style:style>
    <style:style style:name="T382" style:parent-style-name="DefaultParagraphFont" style:family="text">
      <style:text-properties style:font-name="Times New Roman" style:font-name-asian="Times New Roman" style:font-name-complex="Times New Roman" fo:font-size="12pt" style:font-size-asian="12pt" style:font-size-complex="12pt"/>
    </style:style>
    <style:style style:name="P383" style:parent-style-name="Normal" style:family="paragraph">
      <style:paragraph-properties fo:margin-top="0.1666in" fo:line-height="200%"/>
    </style:style>
    <style:style style:name="T384" style:parent-style-name="DefaultParagraphFont" style:family="text">
      <style:text-properties style:font-name="Times New Roman" style:font-name-asian="Times New Roman" style:font-name-complex="Times New Roman" fo:font-size="12pt" style:font-size-asian="12pt" style:font-size-complex="12pt"/>
    </style:style>
    <style:style style:name="P385" style:parent-style-name="Normal" style:family="paragraph">
      <style:paragraph-properties fo:margin-top="0.1666in" fo:line-height="200%"/>
    </style:style>
    <style:style style:name="T386" style:parent-style-name="DefaultParagraphFont" style:family="text">
      <style:text-properties style:font-name="Times New Roman" style:font-name-asian="Times New Roman" style:font-name-complex="Times New Roman" fo:font-size="12pt" style:font-size-asian="12pt" style:font-size-complex="12pt"/>
    </style:style>
    <style:style style:name="P387" style:parent-style-name="Normal" style:family="paragraph">
      <style:paragraph-properties fo:margin-top="0.1666in" fo:line-height="200%"/>
    </style:style>
    <style:style style:name="T388" style:parent-style-name="DefaultParagraphFont" style:family="text">
      <style:text-properties style:font-name="Times New Roman" style:font-name-asian="Times New Roman" style:font-name-complex="Times New Roman" fo:font-size="12pt" style:font-size-asian="12pt" style:font-size-complex="12pt"/>
    </style:style>
    <style:style style:name="P389" style:parent-style-name="Normal" style:family="paragraph">
      <style:paragraph-properties fo:margin-top="0.1666in" fo:line-height="200%"/>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T391" style:parent-style-name="DefaultParagraphFont" style:family="text">
      <style:text-properties style:font-name="Times New Roman" style:font-name-asian="Times New Roman" style:font-name-complex="Times New Roman" fo:font-size="12pt" style:font-size-asian="12pt" style:font-size-complex="12pt"/>
    </style:style>
    <style:style style:name="P392" style:parent-style-name="Normal" style:family="paragraph">
      <style:paragraph-properties fo:margin-top="0.1666in" fo:line-height="200%"/>
    </style:style>
    <style:style style:name="T393" style:parent-style-name="DefaultParagraphFont" style:family="text">
      <style:text-properties style:font-name="Times New Roman" style:font-name-asian="Times New Roman" style:font-name-complex="Times New Roman" fo:font-size="12pt" style:font-size-asian="12pt" style:font-size-complex="12pt"/>
    </style:style>
    <style:style style:name="P394" style:parent-style-name="Normal" style:family="paragraph">
      <style:paragraph-properties fo:margin-top="0.1666in" fo:line-height="200%"/>
    </style:style>
    <style:style style:name="T395" style:parent-style-name="DefaultParagraphFont" style:family="text">
      <style:text-properties style:font-name="Times New Roman" style:font-name-asian="Times New Roman" style:font-name-complex="Times New Roman" fo:font-size="12pt" style:font-size-asian="12pt" style:font-size-complex="12pt"/>
    </style:style>
    <style:style style:name="P396" style:parent-style-name="Normal" style:family="paragraph">
      <style:paragraph-properties fo:margin-top="0.1666in" fo:line-height="200%"/>
    </style:style>
  </office:automatic-styles>
  <office:body>
    <office:text text:use-soft-page-breaks="true">
      <text:p text:style-name="P1"><text:span text:style-name="T24">The Atlantis Incident: Book III: The Book of Yekar</text:span></text:p>
      <text:p text:style-name="P25"><text:span text:style-name="T26">Part 1</text:span></text:p>
      <text:p text:style-name="P27"><text:span text:style-name="T28">"Yekar!" Arla called. "Yekar!"<text:s/></text:span></text:p>
      <text:p text:style-name="P29"><text:span text:style-name="T30">The naked boy came running, his four long, uncut locks on his otherwise shaven head flying behind him. "Yes, Mama! What is it?" <text:s/></text:span></text:p>
      <text:p text:style-name="P31"><text:span text:style-name="T32">"It’s time for dinner. You’re covered in mud! Wash yourself, and get ready for dinner. And don’t you dare track mud inside the house!”<text:s/></text:span></text:p>
      <text:p text:style-name="P33"><text:span text:style-name="T34">Yekar was the wild child. It wasn’t just Arla and Dadel who saw it that way, Y'kar Ros, the Wild One, was his nickname throughout Knossos. Yekar would be at the dock one minute, watching a ship depart for Memphis or Tyre or the Western islands, and jumping over the garden walls of the palace compound the next. <text:s/></text:span></text:p>
      <text:p text:style-name="P35"><text:span text:style-name="T36">Yekar loved his life in Knossos. His mother was the most beautiful and smartest woman, his father the smartest man… some even said he was a wizard or a god, and if that were true, it would make him the son of a god! He didn’t think it was true… gods and goddesses lived far away, although the priestesses said they are as near as we allow. Although that didn’t make much sense.<text:s/></text:span></text:p>
      <text:p text:style-name="P37"><text:span text:style-name="T38">Yekar took the ewer of water by the door, stood on the clean blocks by the walkway, and poured it over himself, scrubbing the stubborn parts of mud off with a clean rag from basket. <text:s/>He poured some scented olive oil in his hands, and rubbed it over his face, hair, neck, arms and chest. It felt just as good to get rid of sweat and mud as it did to get into it.<text:s/></text:span></text:p>
      <text:p text:style-name="P39"><text:span text:style-name="T40">His father and mother urged him to hurry as he finished cleaning up. "Ready? Go to your bedchamber and, put on your kilt and tunic. It’s time to go." On New Moon days, the Minos invited all the residents of the palace compound to eat with him in the palace, unless it was a Ceremony day, too, in which there would be a bonfire and circle dancing and the priestess would prophesy in the amphitheater.<text:s/></text:span></text:p>
      <text:p text:style-name="P41"><text:span text:style-name="T42">* * *<text:s/></text:span></text:p>
      <text:p text:style-name="P43"><text:span text:style-name="T44">"Wanna see something?" Erenimi asked.</text:span></text:p>
      <text:p text:style-name="P45"><text:span text:style-name="T46">"Sure," Yekar replied. An invitation to see something, especially in a conspiratorial tone like hers, just had to be accepted. <text:s/></text:span></text:p>
      <text:p text:style-name="P47"><text:span text:style-name="T48">"Follow me!" With that, Erenimi took off running, heading toward the wall at the end of the outer colonnade. There was a gap between the end of the colonnade, and the wall, which she squeezed through quickly. Yekar followed, passing through even quicker, having gone through it a thousand times before. If she wanted to race, he was not going to lose to a<text:s/></text:span><text:span text:style-name="T49">girl</text:span><text:span text:style-name="T50">. <text:s text:c="2"/></text:span></text:p>
      <text:p text:style-name="P51"><text:span text:style-name="T52">They ran along the back wall of the stables, then tore across the hippodrome track. Yekar began to catch up with her as <text:s/>they reached the grazing meadow, but then Erenimi pulled her skirt free of her belt so it wouldn't slow her down. Most girls would never do something like that, but most girls would run across the fields of the palace compound with all their might anyway. Erenimi wasn't like most girls. Maybe that was why they were friends. Together, they raced across the grazing meadow and bounded over the low wall on the far side. There, Erenimi stopped, standing stock-still. <text:s/></text:span></text:p>
      <text:p text:style-name="P53"><text:span text:style-name="T54">"Don’t go any farther!" she warned in a half-shouted whisper, as if she were terrified of something. <text:s/></text:span></text:p>
      <text:p text:style-name="P55"><text:span text:style-name="T56">"Why? What is it?" said Yekar. There was only an empty field from where they were at the wall to a grove or trees about a hundred paces away. The grass here was tall, unlike the grazing meadow, but there were ruts and potholes filled with mud and the torn-up earth that always accompanies large animals.<text:s/></text:span></text:p>
      <text:p text:style-name="P57"><text:span text:style-name="T58">"I don’t see anything. Whatever was here, it’s not here anymore," Yekar said. <text:s/></text:span></text:p>
      <text:p text:style-name="P59"><text:span text:style-name="T60">“Shh” she said. <text:s/>"I saw it by the edge of the woods. It's huge. I was hoping it come out here, so I could show it to you, but it must've gone back into the woods." <text:s/></text:span></text:p>
      <text:p text:style-name="P61"><text:span text:style-name="T62">"I don’t believe you," Yekar said. "There’s nothing in those woods. I’ve been in there lots of times."<text:s/></text:span></text:p>
      <text:p text:style-name="P63"><text:span text:style-name="T64">"Oh yeah? When was the last time?" <text:s/></text:span></text:p>
      <text:p text:style-name="P65"><text:span text:style-name="T66">Yekar thought. It had been a few days. "Last week. Before the New Moon festival," he answered. <text:s/></text:span></text:p>
      <text:p text:style-name="P67"><text:span text:style-name="T68">Erenimi eased herself up to sit on the rock wall, shielding her eyes from the burning Cretan sun. "Don't you remember what the priestess said about the woods? Everyone knows it’s forbidden now." <text:s/></text:span></text:p>
      <text:p text:style-name="P69"><text:span text:style-name="T70">"Nonsense, <text:s/>don’t be silly. There’s nothing there. C’mon! I’ll show<text:s/></text:span><text:span text:style-name="T71">you</text:span><text:span text:style-name="T72">!" Yekar took off running to the forest, his only care to show Erenimi that there was nothing to be afraid of. Maybe when he reached the woods, she would follow, and he could hide in the shade and jump out, scaring her. <text:s/></text:span></text:p>
      <text:p text:style-name="P73"><text:span text:style-name="T74">"Yekar! Don’t! Come back!" she called.<text:s/></text:span></text:p>
      <text:p text:style-name="P75"><text:span text:style-name="T76">He ran a little farther before turning around. Erenimi hadn’t moved. She was still back by the wall, ready to leap over it in an instant. She was truly scared. For a moment he thought about running back, but he decided to run into the forest again. When she sees there’s nothing to be afraid of, she’ll know how stupid she was. And she’ll know that I’m not afraid of anything. I’m Y'kar Ros! The Wild One! Everyone calls me that! <text:s/></text:span></text:p>
      <text:p text:style-name="P77"><text:span text:style-name="T78">Yekar knew these woods well. The trees were sparse, but tall and leafy, with a canopy that seemed nearly solid and at this time of day, the shade was dark. There were also some thorny bushes, that grew in huge tangled knots, so you couldn’t run in the woods, especially being naked. But you only had to go slowly, and walk carefully. There was the big log where he and Kelku were playing last month. And over to the left… just out of sight was a spring. <text:s/></text:span></text:p>
      <text:p text:style-name="P79"><text:span text:style-name="T80">He started walking over to it. <text:s/>He had worked up a thirst running, and a handful of water sounded good right now. <text:s/>He would look all the wiser when he emerged from the wood, calm and refreshed, and would confidently tell Erenimi that there was nothing in the woods. But as he got a little nearer to the spring, he noticed an unusual shadow. Probably a fallen tree, he thought. <text:s/></text:span></text:p>
      <text:p text:style-name="P81"><text:span text:style-name="T82">He edged closer, and almost yelled in pain when he snagged his right arm on a thornbush. He stepped closer, not only paying more attention to the plants as he walked by, but also eyeing the thin places between the trees to his right, where he could make a break out of the grove if he needed to. <text:s text:c="2"/></text:span></text:p>
      <text:p text:style-name="P83"><text:span text:style-name="T84">Something was not right. <text:s/>There was something in shadow by the spring, something very large. <text:s/>It seemed too bulky to be a fallen tree, but maybe…. He was only a few hundred paces from it now. It was making quiet noises, like snapping sticks underfoot. Or was that just twigs breaking underneath his sandals as he walked? He stopped. The noises stopped too. But there was another sound, like breathing, heavy, hoarse. But that might be only the wind rustling the leaves above. Or his own breath.<text:s/></text:span></text:p>
      <text:p text:style-name="P85"><text:span text:style-name="T86">He edged closer slowly, palms sweating. <text:s/>A few more snapping sounds. He froze. A thunderous<text:s/></text:span><text:span text:style-name="T87">krak!</text:span><text:span text:style-name="T88"><text:s/>split the silence. The shadow broke a high branch of one of the trees. And turned to him and started moving. Yekar screamed and ran through the trees to the meadow. <text:s/></text:span></text:p>
      <text:p text:style-name="P89"><text:span text:style-name="T90">Erenimi heard his yell … it was coming from nearly fifty rods further uphill from where Yekar had entered the wood. "Yekar!" she cried, vainly looking for him. <text:s/></text:span></text:p>
      <text:p text:style-name="P91"><text:span text:style-name="T92">"Run!" Yekar yelled, as he came running out of the wood. The beast followed, but slowed and stopped after running only a little way. She couldn’t see it well… the sun was lowering and everything was silhouetted against it.<text:s/></text:span></text:p>
      <text:p text:style-name="P93"><text:span text:style-name="T94">Yekar sprinted as fast as could, and felt like his heart was going to explode. Erenimi waited for him to reach her, then they scrambled over the wall of the horses’ exercise track, and ran across that, until they passed the stables and squeezed back through the gap by the western colonnade. They both collapsed, panting, by the last great red column next to the wall.</text:span></text:p>
      <text:p text:style-name="P95"><text:span text:style-name="T96">"Yekar! I told you not to go! It’s forbidden!"<text:s/></text:span></text:p>
      <text:p text:style-name="P97"><text:span text:style-name="T98">Yekar was crying and ashamed for Erenimi to see him cry. "Go away," he said.<text:s/></text:span></text:p>
      <text:p text:style-name="P99"><text:span text:style-name="T100">"No," she answered. <text:s/></text:span></text:p>
      <text:p text:style-name="P101"><text:span text:style-name="T102">He looked away while she put her hand on his head. What happened, Yekar?<text:s/></text:span></text:p>
      <text:p text:style-name="P103"><text:span text:style-name="T104">Fighting back the tears, he gasped, "It was so big. So very big!"<text:s/></text:span></text:p>
      <text:p text:style-name="P105"><text:span text:style-name="T106">"What was it, Yekar? <text:s/>Did you get a good look at it?"<text:s/></text:span></text:p>
      <text:p text:style-name="P107"><text:span text:style-name="T108">"I’ve never seen anything like it before. It was taller than our house. And had these huge horns. But they weren't on top of its head, they were under its mouth," he answered.</text:span></text:p>
      <text:p text:style-name="P109"><text:span text:style-name="T110">"Mirtela calls it the Tauros. I think that’s Mycenean for bull."</text:span></text:p>
      <text:p text:style-name="P111"><text:span text:style-name="T112">"It was no bull! It was twice as tall, maybe three times as tall as the biggest auroch. That wasn’t a bull."<text:s/></text:span></text:p>
      <text:p text:style-name="P113"><text:span text:style-name="T114">"I don’t think it was either, I saw it coming after you, and then it just stopped, just past the edge of the wood, but but the sun was in my eyes," she said.</text:span></text:p>
      <text:p text:style-name="P115"><text:span text:style-name="T116">"It was a monster, Erenimi. Or a demon. Still fighting tears, he swore, “I’m going to kill that demon someday.”<text:s/></text:span></text:p>
      <text:p text:style-name="P117"><text:span text:style-name="T118">* * *</text:span></text:p>
      <text:p text:style-name="P119"><text:span text:style-name="T120">Yekar <text:s/>arrived at home, not just muddy but bloody. His mother seemed almost to sense what had happened. She didn’t yell at him, but instead, she went out with him, and used a whole ewer of water in getting the grime and soil off of his body. Thorns had torn long, deep scratches into his right arm and leg. She took him inside and pulled out some prickly pear thorns that were still lodged in his leg, including one deep in his foot that had gone through the sole of his sandal. She put aloe on his cuts, and wrapped his arm and leg in light, airy cloths, that stuck tightly to the drying aloe salve.<text:s/></text:span></text:p>
      <text:p text:style-name="P121"><text:span text:style-name="T122">He hugged her tightly, still not saying a word. <text:s/></text:span></text:p>
      <text:p text:style-name="P123"><text:span text:style-name="T124">"You have to let me go, Yekar. I need to get dinner ready. Tell me what happened," she said calmly.</text:span></text:p>
      <text:p text:style-name="P125"><text:span text:style-name="T126">"I’m not hungry Mama," Yekar answered, going to his bedchamber.<text:s/></text:span></text:p>
      <text:p text:style-name="P127"><text:span text:style-name="T128">Dadel entered minutes later. Yekar heard his mother talk to him in a hushed voice, and heard him answer gently. Then there was silence for a moment, which usually meant they were kissing. But this time, there were a few sharp whispers which he could barely make out. He stood by the edge of the curtain in his doorway, trying to<text:s/></text:span></text:p>
      <text:p text:style-name="P129"><text:span text:style-name="T130">"We need to start telling him." His father.</text:span></text:p>
      <text:p text:style-name="P131"><text:span text:style-name="T132">"How? There's too much information … " His mother said. Yekar couldn't make out the rest. Then, "raised him as a native here … <text:s/>" followed by some more that he couldn't hear, then "too much," and "don't belong here," and "should know," and "even their religion."</text:span></text:p>
      <text:p text:style-name="P133"><text:span text:style-name="T134">Suddenly they both seemed to become aware he might be listening and they switched to another language, the one they usually spoke with each other, but never with him. He only knew a few words in it, and gave up trying to listen. He rolled onto his side on his bed mats.<text:s/></text:span></text:p>
      <text:p text:style-name="P135"><text:span text:style-name="T136">Dadel came into his bedchamber, and sat beside him as he lay on his bed, still looking away.<text:s/></text:span></text:p>
      <text:p text:style-name="P137"><text:span text:style-name="T138">"So, Yekar, I understand you had quite a day today."</text:span></text:p>
      <text:p text:style-name="P139"><text:span text:style-name="T140">Nothing.<text:s/></text:span></text:p>
      <text:p text:style-name="P141"><text:span text:style-name="T142">"Why did you go into the forest? Don't you remember at the New Moon, when the priestess announced that the forest would be forbidden from now on?" Dadel asked. <text:s/></text:span></text:p>
      <text:p text:style-name="P143"><text:span text:style-name="T144">The boy shifted his position, so he lay looking up at the ceiling. "No, I didn't hear that," he said.</text:span></text:p>
      <text:p text:style-name="P145"><text:span text:style-name="T146">"What?" Dadel was shocked.<text:s/></text:span></text:p>
      <text:p text:style-name="P147"><text:span text:style-name="T148">"I fell asleep after the dancing."</text:span></text:p>
      <text:p text:style-name="P149"><text:span text:style-name="T150">Dadel sighed. "I'll accept the fault for that, then. We should have told you ourselves. <text:s/>Should have told you over and over. But I think you found out about it today, and I think you also found out why it’s forbidden."</text:span></text:p>
      <text:p text:style-name="P151"><text:span text:style-name="T152">"What is it, Papa, the monster in the woods?"</text:span></text:p>
      <text:p text:style-name="P153"><text:span text:style-name="T154">"What do you think it is, Yekar?"</text:span></text:p>
      <text:p text:style-name="P155"><text:span text:style-name="T156">Yekar hated the way his father did that. When he needed straight answers most, his father gave him tests.</text:span></text:p>
      <text:p text:style-name="P157"><text:span text:style-name="T158">"Erenimi says her friend Mirtela calls it Tauros. She said that the queen fucked a bull and gave birth to it. That it has a bull’s head and the legs of a man. And because she gave birth to it, she loves it like a child, and won’t let anyone hurt it, so she declared the forest forbidden."<text:s/></text:span></text:p>
      <text:p text:style-name="P159"><text:span text:style-name="T160">"Erenimi’s friend has an interesting opinion. And a strong imagination. What do you think, Yekar?" Dadel responded.<text:s/></text:span></text:p>
      <text:p text:style-name="P161"><text:span text:style-name="T162">Having to think calmed Yekar down slightly. "She’s wrong. It wasn’t a bull on human legs. It had four legs. It’s bigger than the biggest auroch bull anywhere. It stood taller than our house! It's head was way up by the leaves of the trees. And its horns weren’t long and sharp like an auroch’s. They were blunt and thick, like the hammers the slaves use to break stones from the quarry. They came out of its mouth, and curved down, like plows. It had an arm that was where its nose should've been, and it broke a huge branch from a tree with it. A<text:s/></text:span><text:span text:style-name="T163">tall<text:s/></text:span><text:span text:style-name="T164">tree."<text:s/></text:span></text:p>
      <text:p text:style-name="P165"><text:span text:style-name="T166">"What could do that, Yekar?" Dadel asked gently.</text:span></text:p>
      <text:p text:style-name="P167"><text:span text:style-name="T168">"Don’t you believe me?" Yekar shouted, feeling betrayed by his father doubting him.<text:s/></text:span></text:p>
      <text:p text:style-name="P169"><text:span text:style-name="T170">"Shhh, my son. <text:s/>Calm down. Yes, I do believe you. But I really want to know what you think it is."<text:s/></text:span></text:p>
      <text:p text:style-name="P171"><text:span text:style-name="T172">"It’s a demon. It must be from the Underworld. Nothing in the world of men looks like that." Yekar was near tears again.</text:span></text:p>
      <text:p text:style-name="P173"><text:span text:style-name="T174">"Well, you’re right, and at the same time, a little bit wrong. It’s just an animal Yekar, but a very, very unusual one. A very dangerous one. It’s called an deinothere. They used to be common, but a long time ago they died out. So you’re right for saying that nothing in our world is like that."</text:span></text:p>
      <text:p text:style-name="P175"><text:span text:style-name="T176">"Papa, if they died out, what is that thing doing in the forest? Is it the last one?"</text:span></text:p>
      <text:p text:style-name="P177"><text:span text:style-name="T178">"Yes, it is, Yekar. There aren’t any others here. It’s the only one."</text:span></text:p>
      <text:p text:style-name="P179"><text:span text:style-name="T180">"Then you should’ve said they<text:s/></text:span><text:span text:style-name="T181">almost</text:span><text:span text:style-name="T182"><text:s/>died out, if one survived," Yekar said.</text:span></text:p>
      <text:p text:style-name="P183"><text:span text:style-name="T184">Dadel smiled faintly. "That would make more sense, wouldn’t it? Yekar, I know what I said. And I want you to never go into the Western Woods again. It’s too dangerous now." <text:s/></text:span></text:p>
      <text:p text:style-name="P185"><text:span text:style-name="T186">"Not even with Erenimi? Or Kelku?"</text:span></text:p>
      <text:p text:style-name="P187"><text:span text:style-name="T188">"Not with anyone. Not even with me. Not even with a hunting party of ten men. It doesn’t belong here. And it is very dangerous, even though it isn't vicious," Dadel said.<text:s/></text:span></text:p>
      <text:p text:style-name="P189"><text:span text:style-name="T190">Yekar thought for a moment and realized what it meant. It turned back after chasing him only a little way, probably no more than a hundred paces. It wasn't trying to kill him, so it didn’t want to eat him. But if he hadn’t ran, it might have trampled him to death, claiming the woods.</text:span></text:p>
      <text:p text:style-name="P191"><text:span text:style-name="T192">Papa, where does it come from? Tauros is a Mycenean word, isn’t it? Does it come from the islands up north? Is it from Mycenea? <text:s/></text:span></text:p>
      <text:p text:style-name="P193"><text:span text:style-name="T194">"No, Yekar. It’s just from a long time ago."<text:s/></text:span></text:p>
      <text:p text:style-name="P195"><text:span text:style-name="T196">Yekar puzzled over that.<text:s/></text:span><text:span text:style-name="T197">It’s from a long time ago.</text:span><text:span text:style-name="T198"><text:s text:c="2"/></text:span></text:p>
      <text:p text:style-name="P199"><text:span text:style-name="T200">Dadel continued, "all the others are dead in the past, and it’s the only one of its kind here."<text:s/></text:span></text:p>
      <text:p text:style-name="P201"><text:span text:style-name="T202">OK, that made some sense, Yekar thought. "Papa, will you kill it?" Yekar asked.</text:span></text:p>
      <text:p text:style-name="P203"><text:span text:style-name="T204">"I'm going to try, Yekar, It doesn't belong here." Dadel answered. "But you must swear never to tell that to anyone."</text:span></text:p>
      <text:p text:style-name="P205"><text:span text:style-name="T206">"Why, Papa, why not?"</text:span></text:p>
      <text:p text:style-name="P207"><text:span text:style-name="T208">"Yekar, how old are you now?"<text:s/></text:span></text:p>
      <text:p text:style-name="P209"><text:span text:style-name="T210">"In two moons, I'll have eleven years. You know that, Papa."</text:span></text:p>
      <text:p text:style-name="P211"><text:span text:style-name="T212">"Then you are not a little boy anymore, my Y'kar Ros. You're going to become a man soon, and men need to be trustworthy. Being trustworthy means that when someone asks you to keep an important secret for them, it stays secret, and you never, ever, share it, even with your closest friends."</text:span></text:p>
      <text:p text:style-name="P213"><text:span text:style-name="T214">"Papa, I swear, I won't tell anybody. But why is this a secret? If you can kill it, you'll be the mightiest man in the world!" Yekar protested.<text:s/></text:span></text:p>
      <text:p text:style-name="P215"><text:span text:style-name="T216">"The queen has demanded that the deinothere be spared. So as far as anyone else is concerned, I will protect it. But you must also promise me that you never go into the Western Wood again. Will you promise me never to do that again, Yekar?"</text:span></text:p>
      <text:p text:style-name="P217"><text:span text:style-name="T218">"I will. I will, Papa," Yekar said, as he brushed away the last tears from his face.<text:s/></text:span></text:p>
      <text:p text:style-name="P219"><text:span text:style-name="T220">"Good. Thank you, Son."<text:s/></text:span></text:p>
      <text:p text:style-name="P221"><text:span text:style-name="T222">"Papa, you keep secrets from me, right? You and Mama both do." Yekar said. "The lab, and why you and Mama are so different from everyone else. Why we're all so different."</text:span></text:p>
      <text:p text:style-name="P223"><text:span text:style-name="T224">"That's right, Yekar, we do."</text:span></text:p>
      <text:p text:style-name="P225"><text:span text:style-name="T226">"I'll show you I'm trustworthy. When you see how trustworthy I am, will you trust me with those secrets? Will you teach me your other language?"</text:span></text:p>
      <text:p text:style-name="P227"><text:span text:style-name="T228">"In good time, Yekar, we will. You'll know everything, but in good time," Dadel answered.</text:span></text:p>
      <text:p text:style-name="P229"><text:span text:style-name="T230"><text:s/>* * *<text:s/></text:span></text:p>
      <text:p text:style-name="P231"><text:span text:style-name="T232">The queen loved her new pet. The palace and the village were constantly abuzz with the news of Queen Pasiphaë's latest visit to the wood where the deinothere usually stayed, or her orders to servants to accompany her there, or her build a saddle for it. The last request was so ridiculous, that Yekar wondered if she was mad. The beast was wildness incarnate. It didn’t want a saddle, and whether it ate trees or flesh, it was a walking dealer of death.</text:span></text:p>
      <text:p text:style-name="P233"><text:span text:style-name="T234">Last week, the beast left the forest twice and wreaked havoc on the equestrian track. The last time, it destroyed the house of one of the slaves who tended the Minos' horses. No one was hurt, but resentment and anxiety were building.</text:span></text:p>
      <text:p text:style-name="P235"><text:span text:style-name="T236">Every morning, Yekar could see a line of people – villagers, visitors, and slaves petitioning the Minos for an audience, about the need to control or kill the beast. And every morning, they were turned away. But he never granted an audience, and defered all matters concerning "Minos' Tauros" to Pasiphaë. Word spread that the queen herself started calling it Minos’ Tauros, and soon, just Minotauros. She thought it brought great honor on the kingdom to have a “bull” for a mascot that was bigger and more powerful than any other animal in the world.</text:span></text:p>
      <text:p text:style-name="P237"><text:span text:style-name="T238">The generally happy mood of Knossos faded. Was the queen going mad? Was she mad already? Why didn’t Minos Inda talk some sense into her?<text:s/></text:span></text:p>
      <text:p text:style-name="P239"><text:span text:style-name="T240">* * *</text:span></text:p>
      <text:p text:style-name="P241"><text:span text:style-name="T242">Yekar stopped coming to the palace for the tutor's lessons. He had a permanent invitation to sit in on the same classes as the minos' own children, but now he no longer wanted to go inside the palace. It was tainted by the stupidity of the minos and the queen protecting a monster. Besides, Papa had promised him that he would start teaching him himself, and Yekar knew that his parents were wiser than anyone else in Knossos, and maybe the whole world. He spent even more time outside, playing with Eremini, Kelku, Shirad, running down to the docks, watching the ships come in and unload their goods, and learning about life in Heraklitu. He also spent more time alone, outside the village, sometimes not seeing a single person for a couple of hours, except a courier running past.<text:s/></text:span></text:p>
      <text:p text:style-name="P243"><text:span text:style-name="T244">Yekar knew all the couriers by name. He admired their speed, and dreamed that someday he might run faster even than them. His favorite, by far, was Lazatu. Lazatu wasn't just another messenger; he was a legend, who once had run the entire length of Crete in just four days, sleeping only a few hours a night, a feat no other courier could match. But most important, Lazatu was his friend. After he delivered his messages, if Yekar was near (and he always was), Lazatu would share some of the sweetest dates or figs from his pack. He would even indulge Yekar's requests to race him, giving Yekar a generous-enough head start to make it interesting. They often talked when he was resting on the shady hill behind the palace after a run.</text:span></text:p>
      <text:p text:style-name="P245"><text:span text:style-name="T246">One afternoon, as Yekar slowly was walking back toward home from the docks, Kelku came running. "Yekar! Come quick! Lazatu's hurt!"<text:s/></text:span></text:p>
      <text:p text:style-name="P247"><text:span text:style-name="T248">Yekar ran home. Whenever anyone was hurt, really hurt, hurt in the way that made someone shout "Come quick," there was only one place they could be, his mother's<text:s/></text:span><text:span text:style-name="T249">hospital,<text:s/></text:span><text:span text:style-name="T250">behind their house. Yekar ran in, desperate to see Lazatu. But he was stopped at the door by one of the guards. <text:s/>Don't go in there, little Wild One, he said, blocking the entrance. Through the gap between the curtain and the doorframe, he could see his mother. Her arms were covered in blood.</text:span></text:p>
      <text:p text:style-name="P251"><text:span text:style-name="T252">* * *</text:span></text:p>
      <text:p text:style-name="P253"><text:span text:style-name="T254">Later, at home, his father explained.<text:s/></text:span></text:p>
      <text:p text:style-name="P255"><text:span text:style-name="T256">Lazatu was bringing news of a delegation coming from Sicily; he ran through the woods, because <text:s/>couriers always took the shortest route possible, and had universal permission to do so, even if it involved running across land that was ordinarily off limits. But Minotauros <text:s/>charged, following. Lazatu fell and the deinothere crushed one of his legs. A group of stablehands carried him to Arla. She was able to save his life, but just barely. There was nothing even her wizardry could do to save his leg. She had to cut it off. His father used a strange word from his parents' language. She "amputated" it.<text:s/></text:span></text:p>
      <text:p text:style-name="P257"><text:span text:style-name="T258">When Lazatu was strong enough to have visitors, Yekar saw him every day, and brought him oranges and cantaloupes from the market, or berries he had picked himself. Lazatu seemed glad to see him, but didn't talk much. Even though he was in the same room, it seemed sometimes like he was on the other side of the island.</text:span></text:p>
      <text:p text:style-name="P259"><text:span text:style-name="T260">A few weeks later, after Lazatu was back to living in his quarters in the palace, Yekar saw him at a distance, walking outside. and ran toward him. He was on a crutches made out of forked birch branches, and hobbled along awkwardly. He was walking away from him, toward the rear of the palace, where it faced the sea. Yekar knew Lazatu didn’t see him yet, so he decided to surprise him. <text:s/></text:span></text:p>
      <text:p text:style-name="P261"><text:span text:style-name="T262">“Good morning, Lazatu!” he called out when he was only a couple of meters behind him. Lazatu had a start and almost fell. “Yekar! Good morning. You know you shouldn’t startle people like that. <text:s/></text:span></text:p>
      <text:p text:style-name="P263"><text:span text:style-name="T264">"Sorry, Lazatu. <text:s/>I didn’t mean to scare you. I just wanted to surprise you." <text:s/></text:span></text:p>
      <text:p text:style-name="P265"><text:span text:style-name="T266">Lazatu said nothing. Obviously he wasn’t feeling terribly talkative. "Maybe you want me to go? Sorry, Lazatu," Yekar said. <text:s/></text:span></text:p>
      <text:p text:style-name="P267"><text:span text:style-name="T268">"No, Yekar, don’t go just yet. I just want to get to where I can sit on the wall and see the ocean." They walked a few more moments, Lazatu taking a break of a few seconds to catch his breath, finally stopping at the place behind the palace where the palatial hill was at its highest and the wall was low, like a bench from the side on the palace. On the other side, however, the wall crested a steep cliff twenty poles above the sea, where it crashed on on the rocks below.<text:s/></text:span></text:p>
      <text:p text:style-name="P269"><text:span text:style-name="T270">"You like the ocean, Lazatu?" Yekar asked, taking his seat on the wall beside him.</text:span></text:p>
      <text:p text:style-name="P271"><text:span text:style-name="T272">Lazatu smiled for the first time. "Yes, I do, Yekar. When I was your age, I dreamed about becoming a sailor, and maybe going to visit the ports of Tyre and Sidon. I’ve heard stories about the girls there, they say they will …" he stopped talking suddenly. <text:s/></text:span></text:p>
      <text:p text:style-name="P273"><text:span text:style-name="T274">"Will what?"<text:s/></text:span></text:p>
      <text:p text:style-name="P275"><text:span text:style-name="T276">"Never mind, Yekar." Lazatu smiled for the first time. There was another long silence. Yekar had nothing to say to help him, but didn’t feel he should go. Maybe he just needed him to be there. <text:s/></text:span></text:p>
      <text:p text:style-name="P277"><text:span text:style-name="T278">After a terribly long silence, Yekar asked, “does it still hurt?” pointing to his leg.<text:s/></text:span></text:p>
      <text:p text:style-name="P279"><text:span text:style-name="T280">"Yes. It hurts. But not there. It hurts here, Yekar." Lazatu pointed to his heart. "And it hurts a lot."</text:span></text:p>
      <text:p text:style-name="P281"><text:span text:style-name="T282">"I’m sorry about your leg, Lazatu."</text:span></text:p>
      <text:p text:style-name="P283"><text:span text:style-name="T284">"I know. And I know your mother – your mother did all she could. I don’t blame her. I don’t blame anyone." Again a long pause. Yekar felt like he was feeling all the hurt in Lazatu by being with him. The pain of a royal courier. Who ran like a god. Who now had just one leg. Yekar began weep. <text:s/></text:span></text:p>
      <text:p text:style-name="P285"><text:span text:style-name="T286">"Hey, hey, stop that, Yekar. It’s been good. Life’s been good to me. You know, a messenger sees more beauty in one year, than most people see in their whole lives. I’ve run across the length of this island a dozen times. I’ve seen eagles mating in flight, I’ve seen the sun set off the coast of Syrini, turning the Inland Sea and sky to colors you couldn’t imagine. <text:s/>I’ve met some of the most beautiful women and the bravest men. I’ve run through fog under a full moon. I jumped a bull at the harvest festival, and landed on my feet. <text:s/></text:span></text:p>
      <text:p text:style-name="P287"><text:span text:style-name="T288">"And I’ve been blessed with great friends. The Goddess has smiled on me. So cheer up, Yekar."<text:s/></text:span></text:p>
      <text:p text:style-name="P289"><text:span text:style-name="T290">Nothing he had said made that pain less. It was like a black emptiness was swallowing everything. Yekar leaned on his shoulder. They sat together on the wall in silence a long time, the gulls screaming, the waves roaring rhythmically, like the music at one of the priestesses’ ceremonies. <text:s/></text:span></text:p>
      <text:p text:style-name="P291"><text:span text:style-name="T292">"I want you to know something else. I love you. You’re like a brother to me, Y'kar Ros, wild boy of Knossos." Lazatu rubbed the shaven part of Yekar's scalp, between the braids.<text:s/></text:span></text:p>
      <text:p text:style-name="P293"><text:span text:style-name="T294">"You’re like a brother to me, too, Lazatu. We'll always be brothers, we’ll love each other forever, right?" Yekar said, feeling anxious.</text:span></text:p>
      <text:p text:style-name="P295"><text:span text:style-name="T296">"Yes, always. As long as I live." Lazatu kissed his head gently. <text:s/></text:span></text:p>
      <text:p text:style-name="P297"><text:span text:style-name="T298">Yekar stopped crying. After a few moments, Lazatu said, "Hey, Yekar, what was that?"</text:span></text:p>
      <text:p text:style-name="P299"><text:span text:style-name="T300">"What? I didn’t hear anything."</text:span></text:p>
      <text:p text:style-name="P301"><text:span text:style-name="T302">"I swear I did. It sounded like your mother was calling you."</text:span></text:p>
      <text:p text:style-name="P303"><text:span text:style-name="T304">"No, I did’t hear anything. You’re imagining it," Yekar said.</text:span></text:p>
      <text:p text:style-name="P305"><text:span text:style-name="T306">"No, I’m not. Since the accident, I hear things a hundred times better… Listen! Did you hear that? Yekar, you better go."<text:s/></text:span></text:p>
      <text:p text:style-name="P307"><text:span text:style-name="T308">Yekar hesitated … he hadn’t heard a thing, but Lazatu was so certain.<text:s/></text:span></text:p>
      <text:p text:style-name="P309"><text:span text:style-name="T310">"Go now! She needs you. Run home Yekar! Run home, and don’t look back!"<text:s/></text:span></text:p>
      <text:p text:style-name="P311"><text:span text:style-name="T312">Yekar tore down the hill. If mama needs me right now… don't let her be hurt! When he was halfway down the hill and he felt a pang of fear, but not for his mother. He stopped—turned—and saw Lazatu hurl himself over the cliff.<text:s/></text:span></text:p>
      <text:p text:style-name="P313"><text:span text:style-name="T314">* * *</text:span></text:p>
      <text:p text:style-name="P315"><text:span text:style-name="T316">Lazatu was dead, because of the monster, and because of Queen Pasiphaë. He wanted to scream at her, to hit her, but he knew he couldn’t do that. He tried channeling his anger at the monster. Several days he went to the far wall bordering the wood where it lived, sometimes with Kelku and Erenimi, sometimes alone. He wanted to see it dead, with flies buzzing around, eating its eyes, like the dog he saw that was killed by a cart on a road out of Knossos. <text:s/></text:span></text:p>
      <text:p text:style-name="P317"><text:span text:style-name="T318">Once he saw it among the trees, or thought he did… and he felt ashamed. It was just an animal. Huge, strange, weird, deadly. But no different than the dog. All creatures just wanted to live. And to be free. Except for some of the animals in the palace… the dogs, cats and ferrets that wanted people to feed them and pet them, and kept coming back. <text:s/></text:span></text:p>
      <text:p text:style-name="P319"><text:span text:style-name="T320">Yekar thought that he was the only one who felt Lazatu’s death as strongly as he did. But later that night, he heard Mama crying and talking to Papa. "I wish I had never done it," she said. <text:s/>"If only I hadn’t… that monster wouldn’t be here, and that young man would still be alive."<text:s/></text:span></text:p>
      <text:p text:style-name="P321"><text:span text:style-name="T322">Yekar couldn’t believe what he heard. Mama—his own mother—was responsible! He ran out of his chamber into the front room, nearly tearing down the curtains that divided them.<text:s/></text:span></text:p>
      <text:p text:style-name="P323"><text:span text:style-name="T324">“You! You brought it here! How did you? How could you! I hate you! You killed Lazatu. It should’ve been you!<text:s/></text:span></text:p>
      <text:p text:style-name="P325"><text:span text:style-name="T326">Dadel roughly pushed Yekar halfway across the room. "Don’t you ever talk to your mother like that! It was an accident, Yekar. She did it for us, Yekar! She was trying to help<text:s/></text:span><text:span text:style-name="T327">us!</text:span><text:span text:style-name="T328">"</text:span></text:p>
      <text:p text:style-name="P329"><text:span text:style-name="T330">Yekar burst into tears and ran outside. Not because of his father’s anger, but because of his shame.</text:span></text:p>
      <text:p text:style-name="P331"><text:span text:style-name="T332">* * *<text:s/></text:span></text:p>
      <text:p text:style-name="P333"><text:span text:style-name="T334">The evening bonfire was bright, and for the first time since the last New Moon, there was a bit of lightheartedness. Everyone in the palace compound had eaten their fill at the monthly banquet, and musicians played sistrums and oboes as the queen’s attendants danced. Wine was drunk, and spirits were rising.<text:s/></text:span></text:p>
      <text:p text:style-name="P335"><text:span text:style-name="T336">But Yekar sat alone, not just apart from the grown-ups, but from the other children. He felt darkness and anger. He looked at the queen with suspicion and bitterness. Why does she still protect the beast? Why is Lazatu gone? What did Mama have to do with this? The questions tormented him less as words, than as a lump in his throat that just wouldn’t go away. He heard a sharp,<text:s/></text:span><text:span text:style-name="T337">pssst!</text:span><text:span text:style-name="T338"><text:s/>It was Erenimi whispered to him behind some trees. <text:s/></text:span></text:p>
      <text:p text:style-name="P339"><text:span text:style-name="T340">Yekar got up and ran over to her, not enjoying the feast much. "Yekar, guess what? I know how Minotauros got here! Ariadne told me that your mother brought it here." <text:s/></text:span></text:p>
      <text:p text:style-name="P341"><text:span text:style-name="T342">"No! It’s a lie! My mother is the best woman in Crete. She's the healer. She had nothing to do with that monster." He wanted his lie so much to be true, he pretended it was. Mama didn’t bring the monster here. But she did.</text:span></text:p>
      <text:p text:style-name="P343"><text:span text:style-name="T344">He walked back to the amphitheater, his mood completely soured. People know, he thought. People know about my mother. He hung back from his parents, who, as usual, were invited to sit in the honored first row, with Minos Inda and Queen Pasiphaë. The dancing had changed.<text:s/></text:span></text:p>
      <text:p text:style-name="P345"><text:span text:style-name="T346">Now everyone was dancing circle dances, which he usually loved, the children in a ring around the fire, and the grown-ups in two larger rings around them. Some of the tunes got faster and faster as they went, till the dancing was almost running, but harder, because you had to change directions all the time, and keep holding hands.<text:s/></text:span></text:p>
      <text:p text:style-name="P347"><text:span text:style-name="T348">Finally, the dance ended, and the two big drums on the sides of the amphitheater boomed. The dances were over, and the priestess was going to prophesy. The snake-keeper brought out the snakes… there were several in each basket. <text:s/>A row of torches on the ground formed a line of heat that kept the snakes away from the audience.<text:s/></text:span></text:p>
      <text:p text:style-name="P349"><text:span text:style-name="T350">Tonight there were three priestesses; one, who Yekar had never seen before, was old. No matter how tightly she wore her corset, her breasts were fallen, hanging over the cut of her dress and flapping awkwardly as she undulated to the music, becoming like a serpent herself. Funny, Yekar thought, that he had watched the priestesses at every new moon, but never noticed that they danced like snakes. Strange. He had never been conscious of its strangeness before, he had just accepted it like he had all of life. Now he was aware that life was not just what was there… it was tricky, it didn’t make sense, it had secrets, and it could leave you at any moment. He felt angry.<text:s/></text:span></text:p>
      <text:p text:style-name="P351"><text:span text:style-name="T352">The sistrums were shaking in time, sizzling and hissing their high-pitched rattles in sharp, measured beats. Tssssst! Tssssst! After a few minutes, the old priestess took a serpent in each hand, and stood up, and cried, “Silence!”<text:s/></text:span></text:p>
      <text:p text:style-name="P353"><text:span text:style-name="T354">She didn’t speak for a long time. She instead looked at everyone, one by <text:s/>one, meeting their eyes. When she looked at Yekar, he felt as naked as if he were beltless and shoeless, even though he was not only wearing his sandals and a belt, but also covering himself with a loincloth, tunic and a blanket against the cold night air. It was like she looked inside him. He looked down, away, wanting to leave, but not wanting to cause a scene.<text:s/></text:span></text:p>
      <text:p text:style-name="P355"><text:span text:style-name="T356">Finally, the crone spoke. “Fate is like a serpent. It coils and turns. You cannot know the way it will turn. It can curl around you, and caress you and treat you kindly. Or it can rear up against you and spread a hood, revealing itself as a deadly asp. It can give long and repeated warnings, or strike without warning.<text:s/></text:span></text:p>
      <text:p text:style-name="P357"><text:span text:style-name="T358">"Time is also like a serpent. It is not straight but has twists, turns, and coils. Time has been torn here in Knossos, the beast you call Minotauros is the proof." That reminded Yekar of something his father had said not long ago, that the deinotheres had died out… a long time ago. It still didn’t make any sense, but maybe the priestess was saying the same thing.<text:s/></text:span></text:p>
      <text:p text:style-name="P359"><text:span text:style-name="T360">She continued: "But it is not to blame, not are the people to blame which caused it to be here. Time has dealt cruelly with them, as well. Now time is torn, and it must be mended. Your healer knows what to do.<text:s/></text:span></text:p>
      <text:p text:style-name="P361"><text:span text:style-name="T362">Yekar’s heat skipped a beat. Our healer is my mother! She knows what to do? If so, why hasn’t she done it already?<text:s/></text:span></text:p>
      <text:p text:style-name="P363"><text:span text:style-name="T364">I have looked down the throats of the serpents of time and fate, and have not flinched. The serpents I hold in my hands are but shadows of those great serpents that devour the world. What I have seen is their agreement. Now is the appointed time. Healer, heal the time now.<text:s/></text:span></text:p>
      <text:p text:style-name="P365"><text:span text:style-name="T366">* * *<text:s/></text:span></text:p>
      <text:p text:style-name="P367"><text:span text:style-name="T368">The sistrums rattled, and the oboes and <text:s/>trumpets blared. The high priestess put down the snakes, and was helped to the seats of the amphitheater by the other two priestesses, and the snake-keeper began guiding them with sticks toward the baskets which were laying on the sides, tops open, ready for them. It was time for the closing words of the ceremony. <text:s/></text:span></text:p>
      <text:p text:style-name="P369"><text:span text:style-name="T370">Arla and Dadel hurried over to the king and queen, clearly with something urgent on their minds. Yekar was curious and followed close behind, but his father ordered him to go play. Why couldn’t he understand that he just wanted to know what was going on?<text:s/></text:span></text:p>
      <text:p text:style-name="P371"><text:span text:style-name="T372">“Yekar, leave us for right now. We have some important matters to discuss with the Minos. Go home. Now.”<text:s/></text:span></text:p>
      <text:p text:style-name="P373"><text:span text:style-name="T374">Yekar left, dejected. Parents were always like that.<text:s/></text:span></text:p>
      <text:p text:style-name="P375"><text:span text:style-name="T376">A woman screamed from the front of the amphitheater, “No, you bitch, you will not take it away from me! There is nothing like it in the world! Crete, and all of Minoa will become even greater because of Minotauros! "</text:span></text:p>
      <text:p text:style-name="P377"><text:span text:style-name="T378">The priestesses, who were starting on their way off the stage along with the snake-keeper, stopped. The high priestess, the old one, stepped away from them. "Pasiphaë, you speak in ignorance. If this monster remains on Crete, its minoi and queens will become as monstrous as it is. Crete will fall into the past, forgotten. People will wonder if its great heroes even existed at all. The peoples of the north, south, east and west will trample it for centuries, and your palace will be buried under rubble. Pasiphaë, do not let you lust for power blind you to the needs of <text:s/>your people and your country. Already we mourn the fair and fleet Lazatu, killed by your grotesque pet. Who else will you sacrifice for the pleasure of letting this monstrosity of broken roam the hillsides outside of glorious Knossos? If anyone else must pay the price for your perversion, let it be you yourself!"<text:s/></text:span></text:p>
      <text:p text:style-name="P379"><text:span text:style-name="T380">“Do you dare curse your queen? I’ll kill you, you wretched hag!” With that, she leapt over a bench, landing in front of the high priestess, and in a single motion, grabbed her by her gray locks, pulling her down. They fell together, struggling, and the queen rolled the high priestess on to the ring of fire, still burning slightly, and both their huge, flounced skirts caught fire. The other priestesses and the snake-keeper stepped between them as they struggled to tear off their burning dresses, but Pasiphaë was not finished, and threw it at the others. <text:s/></text:span></text:p>
      <text:p text:style-name="P381"><text:span text:style-name="T382">Once again, she lunged at the high priestess, who rolled out of the way, somersaulting like a bull-jumper at the spring festival. The snake-keeper grabbed her from behind, but Pasiphaë threw him off by dropping quickly to one knee, making him fall on the fire line. She got back to her feet almost immediately, naked now except for her open jacket, and screamed at the high priestess, "You dare curse me, your queen, in the midst of my own people? I will strangle you!" The other priestesses and the snake-keeper who had gotten up, formed a barrier between her and the high priestess. <text:s/></text:span></text:p>
      <text:p text:style-name="P383"><text:span text:style-name="T384">"No, step aside," the high priestess said, stepping close to the queen "I do not fear you, Pasiphaë. You have already lost your realm and your power. You can harm no one now but yourself, my child. I pray you do not do it."<text:s/></text:span></text:p>
      <text:p text:style-name="P385"><text:span text:style-name="T386">Let us go, she said to her priestesses, signaling them to go before her as customary. She turned to walked away, with the snake-keeper following. Pasiphaë suddenly screamed and lunged at the high priestess, but she tripped on her skirt lying on the stage. She fell instead on the snake-keeper, knocking his basket from his arms. <text:s/>She landed on a pile of serpents. She screamed, this time a scream of pain instead of rage. A snake had fastened itself onto her throat. More screams, more bites. She tried to get up, but couldn’t without either rolling onto more snakes provoking them to attack, or releasing those she was on. The snake-keeper tried to help her, and separate some snakes from her, but mad with pain and rage, she grabbed the prod from his hand and threw it wildly away. <text:s/></text:span></text:p>
      <text:p text:style-name="P387"><text:span text:style-name="T388">Within two minutes, it was over. Pasiphaë, Daughter of the Sun, Queen of Crete, Consort of Minos, Bull of the Seas, was gone.<text:s/></text:span></text:p>
      <text:p text:style-name="P389"><text:span text:style-name="T390"><text:s/></text:span><text:line-break/><text:span text:style-name="T391"><text:s/></text:span></text:p>
      <text:p text:style-name="P392"><text:span text:style-name="T393"><text:s text:c="5"/></text:span></text:p>
      <text:p text:style-name="P394"><text:span text:style-name="T395"><text:s/></text:span></text:p>
      <text:p text:style-name="P3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style>
    <style:style style:name="TableColumn4" style:family="table-column">
      <style:table-column-properties style:column-width="2.1666in"/>
    </style:style>
    <style:style style:name="TableColumn5" style:family="table-column">
      <style:table-column-properties style:column-width="2.1666in"/>
    </style:style>
    <style:style style:name="Table2" style:family="table">
      <style:table-properties style:width="6.5in" fo:margin-left="0in" table:align="left"/>
    </style:style>
    <style:style style:name="TableRow6" style:family="table-row">
      <style:table-row-properties/>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style>
    <style:style style:name="TableColumn15" style:family="table-column">
      <style:table-column-properties style:column-width="2.1666in"/>
    </style:style>
    <style:style style:name="TableColumn16" style:family="table-column">
      <style:table-column-properties style:column-width="2.1666in"/>
    </style:style>
    <style:style style:name="Table13" style:family="table">
      <style:table-properties style:width="6.5in" fo:margin-left="0in" table:align="left"/>
    </style:style>
    <style:style style:name="TableRow17" style:family="table-row">
      <style:table-row-properties/>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Atlantis / Zuck <text:s/><text:page-number text:fixed="false"/></text:p>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dc:creator>SgBvAG4A WgB1AGMAawA=</dc:creator>
    <meta:creation-date>2015-06-24T00:45:00Z</meta:creation-date>
    <dc:date>2015-06-24T00:45:00Z</dc:date>
    <meta:template xlink:href="Normal.dotm" xlink:type="simple"/>
    <meta:editing-cycles>1</meta:editing-cycles>
    <meta:editing-duration>PT0S</meta:editing-duration>
    <meta:document-statistic meta:page-count="1" meta:paragraph-count="69" meta:word-count="5200" meta:character-count="34772" meta:row-count="247" meta:non-whitespace-character-count="29641"/>
  </office:meta>
</office:document-meta>
</file>